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B000000C2B312CF381FAFC08A.png" manifest:media-type="image/png"/>
  <manifest:file-entry manifest:full-path="Pictures/100002010000015800000198548A754289B22F1E.png" manifest:media-type="image/png"/>
  <manifest:file-entry manifest:full-path="Pictures/100002010000015600000124989768EDE541947A.png" manifest:media-type="image/png"/>
  <manifest:file-entry manifest:full-path="Pictures/1000020100000157000000BE70272904D08BFBDC.png" manifest:media-type="image/png"/>
  <manifest:file-entry manifest:full-path="Pictures/1000020100000155000000828DE50E8940550767.png" manifest:media-type="image/png"/>
  <manifest:file-entry manifest:full-path="Pictures/10000201000001D40000008543F4B4E91D582152.png" manifest:media-type="image/png"/>
  <manifest:file-entry manifest:full-path="Pictures/10000201000001550000003EBE0DC39B736520D1.png" manifest:media-type="image/png"/>
  <manifest:file-entry manifest:full-path="Pictures/1000020100000158000000BD34AB402ECD3A2FF8.png" manifest:media-type="image/png"/>
  <manifest:file-entry manifest:full-path="Pictures/10000201000000940000009177165AA04BDB6E39.png" manifest:media-type="image/png"/>
  <manifest:file-entry manifest:full-path="Pictures/10000201000000DD000001D582D98D3DCF6CEFE4.png" manifest:media-type="image/png"/>
  <manifest:file-entry manifest:full-path="Pictures/1000020100000156000000D119EAA36F119B79BF.png" manifest:media-type="image/png"/>
  <manifest:file-entry manifest:full-path="Pictures/100002010000015A00000122FE90A5784490A029.png" manifest:media-type="image/png"/>
  <manifest:file-entry manifest:full-path="Pictures/10000201000000CB0000010856AD206DA84BEF53.png" manifest:media-type="image/png"/>
  <manifest:file-entry manifest:full-path="Pictures/10000201000000B7000000939711C8C679FF2FEA.png" manifest:media-type="image/png"/>
  <manifest:file-entry manifest:full-path="Pictures/10000201000001550000004D2C7DC02655D18439.png" manifest:media-type="image/png"/>
  <manifest:file-entry manifest:full-path="Pictures/10000201000000B7000000C6ED245604C014BA6E.png" manifest:media-type="image/png"/>
  <manifest:file-entry manifest:full-path="Pictures/10000201000000B500000110F3729C09FCC730B6.png" manifest:media-type="image/png"/>
  <manifest:file-entry manifest:full-path="Pictures/1000020100000156000000347164DE6A5761857B.png" manifest:media-type="image/png"/>
  <manifest:file-entry manifest:full-path="Pictures/100002010000016B0000004ED83488CDBC0E2BE5.png" manifest:media-type="image/png"/>
  <manifest:file-entry manifest:full-path="Pictures/10000201000000B60000003A7E0BC6A972AA91E9.png" manifest:media-type="image/png"/>
  <manifest:file-entry manifest:full-path="Pictures/10000201000000990000001814C8A3EBF59DA794.png" manifest:media-type="image/png"/>
  <manifest:file-entry manifest:full-path="Pictures/10000201000000FF000001C62E305CC776271E5C.png" manifest:media-type="image/png"/>
  <manifest:file-entry manifest:full-path="Pictures/10000201000000570000003E1A4E40299BABA695.png" manifest:media-type="image/png"/>
  <manifest:file-entry manifest:full-path="Pictures/1000020100000150000000C275B3A76AF27C2F97.png" manifest:media-type="image/png"/>
  <manifest:file-entry manifest:full-path="Pictures/10000201000000FF00000025409566F1EB10A5B3.png" manifest:media-type="image/png"/>
  <manifest:file-entry manifest:full-path="Pictures/100002010000016D000001251D6EFFF8237D4A59.png" manifest:media-type="image/png"/>
  <manifest:file-entry manifest:full-path="Pictures/100002010000010100000072CF54E32024636E7D.png" manifest:media-type="image/png"/>
  <manifest:file-entry manifest:full-path="Pictures/10000201000000BB0000010225FFB7A30D8CC6B7.png" manifest:media-type="image/png"/>
  <manifest:file-entry manifest:full-path="Pictures/10000201000000E20000009337524E65A5949E89.png" manifest:media-type="image/png"/>
  <manifest:file-entry manifest:full-path="Pictures/100002010000010F00000040D690733BC670DE5E.png" manifest:media-type="image/png"/>
  <manifest:file-entry manifest:full-path="Pictures/1000020100000157000001B5BED26DEB4F7B6999.png" manifest:media-type="image/png"/>
  <manifest:file-entry manifest:full-path="Pictures/1000020100000156000000EB516DD5A4A494A4B9.png" manifest:media-type="image/png"/>
  <manifest:file-entry manifest:full-path="Pictures/1000020100000021000000196C0A3449FEC1E7A3.png" manifest:media-type="image/png"/>
  <manifest:file-entry manifest:full-path="Pictures/1000020100000143000000B6FD06AED440D193E2.png" manifest:media-type="image/png"/>
  <manifest:file-entry manifest:full-path="Pictures/10000201000000CE000000BEAA788DE3A534B548.png" manifest:media-type="image/png"/>
  <manifest:file-entry manifest:full-path="Pictures/10000201000000D8000000545E5E39113BA83576.png" manifest:media-type="image/png"/>
  <manifest:file-entry manifest:full-path="Pictures/100002010000011D0000003F185EEBFC29CDD3A5.png" manifest:media-type="image/png"/>
  <manifest:file-entry manifest:full-path="Pictures/100002010000018400000042238F860384F44424.png" manifest:media-type="image/png"/>
  <manifest:file-entry manifest:full-path="Pictures/10000201000000D2000000502BDD8071E27606B8.png" manifest:media-type="image/png"/>
  <manifest:file-entry manifest:full-path="Pictures/100002010000011D000000413956DAD806894AEB.png" manifest:media-type="image/png"/>
  <manifest:file-entry manifest:full-path="Pictures/10000201000000F0000001B3CD2C4A08F9436BDB.png" manifest:media-type="image/png"/>
  <manifest:file-entry manifest:full-path="Pictures/10000201000001550000007089D1B8131F30BCCA.png" manifest:media-type="image/png"/>
  <manifest:file-entry manifest:full-path="Pictures/1000020100000175000000791F00FC514991BE22.png" manifest:media-type="image/png"/>
  <manifest:file-entry manifest:full-path="Pictures/10000201000000DB0000001ADDD5BBBFD16A18DE.png" manifest:media-type="image/png"/>
  <manifest:file-entry manifest:full-path="Pictures/10000201000001570000006C45C9CCE4F16F90A0.png" manifest:media-type="image/png"/>
  <manifest:file-entry manifest:full-path="Pictures/1000020100000157000000D19B07962F7C41F774.png" manifest:media-type="image/png"/>
  <manifest:file-entry manifest:full-path="Pictures/100002010000011B000001B4E40989AD7F0D15C2.png" manifest:media-type="image/png"/>
  <manifest:file-entry manifest:full-path="Pictures/10000201000001570000016FDF83B2D17C1B5578.png" manifest:media-type="image/png"/>
  <manifest:file-entry manifest:full-path="Pictures/10000201000000F300000065197155395AFC3910.png" manifest:media-type="image/png"/>
  <manifest:file-entry manifest:full-path="Pictures/10000201000001800000006DED1484DFD36503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3b117a" officeooo:paragraph-rsid="003e80bf"/>
    </style:style>
    <style:style style:name="P17" style:family="paragraph" style:parent-style-name="Standard">
      <style:text-properties officeooo:rsid="034d1f8f" officeooo:paragraph-rsid="00586438"/>
    </style:style>
    <style:style style:name="P18" style:family="paragraph" style:parent-style-name="Standard">
      <style:text-properties officeooo:paragraph-rsid="006644f5"/>
    </style:style>
    <style:style style:name="P19" style:family="paragraph" style:parent-style-name="Standard">
      <style:text-properties officeooo:paragraph-rsid="002bdfe3"/>
    </style:style>
    <style:style style:name="P20" style:family="paragraph" style:parent-style-name="Footer">
      <style:paragraph-properties fo:text-align="center" style:justify-single-word="false"/>
    </style:style>
    <style:style style:name="P21" style:family="paragraph" style:parent-style-name="Text_20_body">
      <style:text-properties officeooo:paragraph-rsid="0016d821"/>
    </style:style>
    <style:style style:name="P22" style:family="paragraph" style:parent-style-name="Text_20_body">
      <style:text-properties officeooo:rsid="0024a134" officeooo:paragraph-rsid="0024a134"/>
    </style:style>
    <style:style style:name="P23" style:family="paragraph" style:parent-style-name="Text_20_body">
      <style:text-properties officeooo:rsid="0025f20b" officeooo:paragraph-rsid="0025f20b"/>
    </style:style>
    <style:style style:name="P24" style:family="paragraph" style:parent-style-name="Text_20_body">
      <style:text-properties officeooo:rsid="024b9c8f" officeooo:paragraph-rsid="00274151"/>
    </style:style>
    <style:style style:name="P25" style:family="paragraph" style:parent-style-name="Text_20_body">
      <style:text-properties officeooo:rsid="002b2ba7" officeooo:paragraph-rsid="002b2ba7"/>
    </style:style>
    <style:style style:name="P26" style:family="paragraph" style:parent-style-name="Text_20_body">
      <style:text-properties officeooo:rsid="002bdfe3" officeooo:paragraph-rsid="002bdfe3"/>
    </style:style>
    <style:style style:name="P27" style:family="paragraph" style:parent-style-name="Text_20_body">
      <style:text-properties officeooo:rsid="00306ae1" officeooo:paragraph-rsid="00306ae1"/>
    </style:style>
    <style:style style:name="P28" style:family="paragraph" style:parent-style-name="Text_20_body">
      <style:text-properties officeooo:rsid="00306ae1" officeooo:paragraph-rsid="0031ce97"/>
    </style:style>
    <style:style style:name="P29" style:family="paragraph" style:parent-style-name="Text_20_body">
      <style:text-properties officeooo:rsid="00306ae1" officeooo:paragraph-rsid="006c1d94"/>
    </style:style>
    <style:style style:name="P30" style:family="paragraph" style:parent-style-name="Text_20_body">
      <style:text-properties officeooo:rsid="0031ce97" officeooo:paragraph-rsid="0031ce97"/>
    </style:style>
    <style:style style:name="P31" style:family="paragraph" style:parent-style-name="Text_20_body">
      <style:text-properties officeooo:rsid="0031ce97" officeooo:paragraph-rsid="00460bf3"/>
    </style:style>
    <style:style style:name="P32" style:family="paragraph" style:parent-style-name="Text_20_body">
      <style:text-properties fo:color="#ff6600" fo:font-weight="bold" officeooo:rsid="002bdfe3" officeooo:paragraph-rsid="002bdfe3" style:font-weight-asian="bold" style:font-weight-complex="bold"/>
    </style:style>
    <style:style style:name="P33" style:family="paragraph" style:parent-style-name="Text_20_body">
      <style:text-properties officeooo:rsid="003502c3" officeooo:paragraph-rsid="003502c3"/>
    </style:style>
    <style:style style:name="P34" style:family="paragraph" style:parent-style-name="Text_20_body">
      <style:text-properties officeooo:rsid="003502c3" officeooo:paragraph-rsid="00475860"/>
    </style:style>
    <style:style style:name="P35" style:family="paragraph" style:parent-style-name="Text_20_body">
      <style:text-properties officeooo:rsid="0035cf99" officeooo:paragraph-rsid="0035cf99"/>
    </style:style>
    <style:style style:name="P36" style:family="paragraph" style:parent-style-name="Text_20_body">
      <style:text-properties officeooo:rsid="0035cf99" officeooo:paragraph-rsid="0039da1b"/>
    </style:style>
    <style:style style:name="P37" style:family="paragraph" style:parent-style-name="Text_20_body">
      <style:text-properties officeooo:rsid="0035cf99" officeooo:paragraph-rsid="00475860"/>
    </style:style>
    <style:style style:name="P38" style:family="paragraph" style:parent-style-name="Text_20_body">
      <style:text-properties officeooo:rsid="00392b3e" officeooo:paragraph-rsid="00392b3e"/>
    </style:style>
    <style:style style:name="P39" style:family="paragraph" style:parent-style-name="Text_20_body">
      <style:text-properties officeooo:rsid="0039da1b" officeooo:paragraph-rsid="0039da1b"/>
    </style:style>
    <style:style style:name="P40" style:family="paragraph" style:parent-style-name="Text_20_body">
      <style:text-properties officeooo:rsid="0039da1b" officeooo:paragraph-rsid="0059061e"/>
    </style:style>
    <style:style style:name="P41" style:family="paragraph" style:parent-style-name="Text_20_body">
      <style:text-properties officeooo:rsid="003e80bf" officeooo:paragraph-rsid="003e80bf"/>
    </style:style>
    <style:style style:name="P42" style:family="paragraph" style:parent-style-name="Text_20_body">
      <style:text-properties officeooo:rsid="0040d09c" officeooo:paragraph-rsid="0040d09c"/>
    </style:style>
    <style:style style:name="P43" style:family="paragraph" style:parent-style-name="Text_20_body">
      <style:text-properties officeooo:rsid="0028ca9b" officeooo:paragraph-rsid="0028ca9b"/>
    </style:style>
    <style:style style:name="P44" style:family="paragraph" style:parent-style-name="Text_20_body">
      <style:text-properties officeooo:rsid="004223db" officeooo:paragraph-rsid="004223db"/>
    </style:style>
    <style:style style:name="P45" style:family="paragraph" style:parent-style-name="Text_20_body">
      <style:text-properties officeooo:rsid="003b117a" officeooo:paragraph-rsid="003b117a"/>
    </style:style>
    <style:style style:name="P46" style:family="paragraph" style:parent-style-name="Text_20_body">
      <style:text-properties officeooo:rsid="00460bf3" officeooo:paragraph-rsid="00460bf3"/>
    </style:style>
    <style:style style:name="P47" style:family="paragraph" style:parent-style-name="Text_20_body">
      <style:text-properties officeooo:rsid="00475860" officeooo:paragraph-rsid="00475860"/>
    </style:style>
    <style:style style:name="P48" style:family="paragraph" style:parent-style-name="Text_20_body">
      <style:text-properties officeooo:rsid="004945ca" officeooo:paragraph-rsid="004945ca"/>
    </style:style>
    <style:style style:name="P49" style:family="paragraph" style:parent-style-name="Text_20_body">
      <style:text-properties officeooo:rsid="034d1f8f" officeooo:paragraph-rsid="00586438"/>
    </style:style>
    <style:style style:name="P50" style:family="paragraph" style:parent-style-name="Text_20_body">
      <style:text-properties officeooo:rsid="034a28b8" officeooo:paragraph-rsid="00586438"/>
    </style:style>
    <style:style style:name="P51" style:family="paragraph" style:parent-style-name="Text_20_body">
      <style:text-properties officeooo:rsid="034c0b76" officeooo:paragraph-rsid="00586438"/>
    </style:style>
    <style:style style:name="P52" style:family="paragraph" style:parent-style-name="Text_20_body">
      <style:text-properties officeooo:paragraph-rsid="004f0ba9"/>
    </style:style>
    <style:style style:name="P53" style:family="paragraph" style:parent-style-name="Text_20_body">
      <style:text-properties officeooo:rsid="004f0ba9" officeooo:paragraph-rsid="004f0ba9"/>
    </style:style>
    <style:style style:name="P54" style:family="paragraph" style:parent-style-name="Text_20_body">
      <style:text-properties officeooo:paragraph-rsid="00530ca4"/>
    </style:style>
    <style:style style:name="P55" style:family="paragraph" style:parent-style-name="Text_20_body">
      <style:text-properties officeooo:rsid="0373acea" officeooo:paragraph-rsid="00530ca4"/>
    </style:style>
    <style:style style:name="P56" style:family="paragraph" style:parent-style-name="Text_20_body">
      <style:text-properties officeooo:paragraph-rsid="00586438"/>
    </style:style>
    <style:style style:name="P57" style:family="paragraph" style:parent-style-name="Text_20_body">
      <style:text-properties officeooo:rsid="004b3a0d" officeooo:paragraph-rsid="004b3a0d"/>
    </style:style>
    <style:style style:name="P58" style:family="paragraph" style:parent-style-name="Text_20_body">
      <style:text-properties officeooo:rsid="005a7222" officeooo:paragraph-rsid="005a7222"/>
    </style:style>
    <style:style style:name="P59" style:family="paragraph" style:parent-style-name="Text_20_body">
      <style:text-properties officeooo:rsid="005db76a" officeooo:paragraph-rsid="005db76a"/>
    </style:style>
    <style:style style:name="P60" style:family="paragraph" style:parent-style-name="Text_20_body">
      <style:text-properties officeooo:rsid="00477fad" officeooo:paragraph-rsid="00608d2c"/>
    </style:style>
    <style:style style:name="P61" style:family="paragraph" style:parent-style-name="Text_20_body">
      <style:text-properties officeooo:rsid="006438a3" officeooo:paragraph-rsid="00608d2c"/>
    </style:style>
    <style:style style:name="P62" style:family="paragraph" style:parent-style-name="Text_20_body">
      <style:text-properties officeooo:paragraph-rsid="00608d2c"/>
    </style:style>
    <style:style style:name="P63" style:family="paragraph" style:parent-style-name="Text_20_body">
      <style:text-properties officeooo:rsid="0060c670" officeooo:paragraph-rsid="0060c670"/>
    </style:style>
    <style:style style:name="P64" style:family="paragraph" style:parent-style-name="Text_20_body">
      <style:text-properties officeooo:rsid="0019736a"/>
    </style:style>
    <style:style style:name="P65" style:family="paragraph" style:parent-style-name="Text_20_body">
      <style:text-properties officeooo:rsid="0061e128" officeooo:paragraph-rsid="00608d2c"/>
    </style:style>
    <style:style style:name="P66" style:family="paragraph" style:parent-style-name="Text_20_body">
      <style:text-properties officeooo:rsid="0061a6eb" officeooo:paragraph-rsid="0061a6eb"/>
    </style:style>
    <style:style style:name="P67" style:family="paragraph" style:parent-style-name="Text_20_body">
      <style:text-properties officeooo:rsid="00682037"/>
    </style:style>
    <style:style style:name="P68" style:family="paragraph" style:parent-style-name="Text_20_body">
      <style:text-properties officeooo:rsid="00682037" officeooo:paragraph-rsid="00682037"/>
    </style:style>
    <style:style style:name="P69" style:family="paragraph" style:parent-style-name="Text_20_body">
      <style:text-properties officeooo:rsid="006a4a1f" officeooo:paragraph-rsid="006a4a1f"/>
    </style:style>
    <style:style style:name="P70" style:family="paragraph" style:parent-style-name="Text_20_body">
      <style:text-properties officeooo:rsid="006a4a1f" officeooo:paragraph-rsid="006a80b4"/>
    </style:style>
    <style:style style:name="P71" style:family="paragraph" style:parent-style-name="Text_20_body">
      <style:text-properties officeooo:paragraph-rsid="006a80b4"/>
    </style:style>
    <style:style style:name="P72" style:family="paragraph" style:parent-style-name="Text_20_body">
      <style:text-properties officeooo:rsid="006a80b4" officeooo:paragraph-rsid="006a80b4"/>
    </style:style>
    <style:style style:name="P73" style:family="paragraph" style:parent-style-name="Text_20_body">
      <style:text-properties officeooo:rsid="006c1d94" officeooo:paragraph-rsid="006c1d94"/>
    </style:style>
    <style:style style:name="P74" style:family="paragraph" style:parent-style-name="Standard">
      <style:paragraph-properties fo:margin-top="0cm" fo:margin-bottom="0cm" loext:contextual-spacing="false"/>
      <style:text-properties officeooo:rsid="0024a134" officeooo:paragraph-rsid="0024a134"/>
    </style:style>
    <style:style style:name="P75" style:family="paragraph" style:parent-style-name="Standard">
      <style:paragraph-properties fo:margin-top="0cm" fo:margin-bottom="0cm" loext:contextual-spacing="false"/>
      <style:text-properties officeooo:paragraph-rsid="00294287"/>
    </style:style>
    <style:style style:name="P76" style:family="paragraph" style:parent-style-name="Standard">
      <style:paragraph-properties fo:margin-top="0cm" fo:margin-bottom="0cm" loext:contextual-spacing="false"/>
      <style:text-properties officeooo:rsid="00294287" officeooo:paragraph-rsid="00294287"/>
    </style:style>
    <style:style style:name="P77" style:family="paragraph" style:parent-style-name="Standard">
      <style:paragraph-properties fo:margin-top="0cm" fo:margin-bottom="0cm" loext:contextual-spacing="false"/>
      <style:text-properties officeooo:paragraph-rsid="00338bae"/>
    </style:style>
    <style:style style:name="P78" style:family="paragraph" style:parent-style-name="Standard">
      <style:paragraph-properties fo:margin-top="0cm" fo:margin-bottom="0cm" loext:contextual-spacing="false"/>
      <style:text-properties officeooo:rsid="00338bae" officeooo:paragraph-rsid="00338bae"/>
    </style:style>
    <style:style style:name="P79" style:family="paragraph" style:parent-style-name="Standard">
      <style:paragraph-properties fo:margin-top="0cm" fo:margin-bottom="0cm" loext:contextual-spacing="false"/>
      <style:text-properties officeooo:rsid="003502c3" officeooo:paragraph-rsid="00586438"/>
    </style:style>
    <style:style style:name="P80" style:family="paragraph" style:parent-style-name="Standard">
      <style:paragraph-properties fo:margin-top="0cm" fo:margin-bottom="0cm" loext:contextual-spacing="false"/>
      <style:text-properties officeooo:rsid="0035cf99" officeooo:paragraph-rsid="0035cf99"/>
    </style:style>
    <style:style style:name="P81" style:family="paragraph" style:parent-style-name="Standard">
      <style:paragraph-properties fo:margin-top="0cm" fo:margin-bottom="0cm" loext:contextual-spacing="false"/>
      <style:text-properties officeooo:paragraph-rsid="0035cf99"/>
    </style:style>
    <style:style style:name="P82" style:family="paragraph" style:parent-style-name="Standard">
      <style:paragraph-properties fo:margin-top="0cm" fo:margin-bottom="0cm" loext:contextual-spacing="false"/>
      <style:text-properties officeooo:paragraph-rsid="0038cc2d"/>
    </style:style>
    <style:style style:name="P83" style:family="paragraph" style:parent-style-name="Standard">
      <style:paragraph-properties fo:margin-top="0cm" fo:margin-bottom="0cm" loext:contextual-spacing="false"/>
      <style:text-properties officeooo:rsid="00585923" officeooo:paragraph-rsid="00585923"/>
    </style:style>
    <style:style style:name="P84" style:family="paragraph" style:parent-style-name="Standard">
      <style:paragraph-properties fo:margin-top="0cm" fo:margin-bottom="0cm" loext:contextual-spacing="false"/>
      <style:text-properties officeooo:paragraph-rsid="003502c3"/>
    </style:style>
    <style:style style:name="P85" style:family="paragraph" style:parent-style-name="Text_20_body">
      <style:paragraph-properties fo:margin-top="0cm" fo:margin-bottom="0cm" loext:contextual-spacing="false"/>
      <style:text-properties officeooo:paragraph-rsid="0016d821"/>
    </style:style>
    <style:style style:name="P86" style:family="paragraph" style:parent-style-name="Text_20_body">
      <style:paragraph-properties fo:margin-top="0cm" fo:margin-bottom="0cm" loext:contextual-spacing="false"/>
      <style:text-properties officeooo:rsid="0024a134" officeooo:paragraph-rsid="0024a134"/>
    </style:style>
    <style:style style:name="P87" style:family="paragraph" style:parent-style-name="Text_20_body">
      <style:paragraph-properties fo:margin-top="0cm" fo:margin-bottom="0cm" loext:contextual-spacing="false"/>
      <style:text-properties officeooo:paragraph-rsid="0024a134"/>
    </style:style>
    <style:style style:name="P88" style:family="paragraph" style:parent-style-name="Heading_20_4">
      <style:text-properties officeooo:paragraph-rsid="0031ce97"/>
    </style:style>
    <style:style style:name="P89" style:family="paragraph" style:parent-style-name="Heading_20_4">
      <style:text-properties officeooo:paragraph-rsid="0039da1b"/>
    </style:style>
    <style:style style:name="P90" style:family="paragraph" style:parent-style-name="Heading_20_4">
      <style:text-properties officeooo:paragraph-rsid="00586438"/>
    </style:style>
    <style:style style:name="P91" style:family="paragraph" style:parent-style-name="Horizontal_20_Line">
      <style:text-properties officeooo:paragraph-rsid="00586438"/>
    </style:style>
    <style:style style:name="P92" style:family="paragraph" style:parent-style-name="Horizontal_20_Line">
      <style:text-properties officeooo:rsid="00338bae"/>
    </style:style>
    <style:style style:name="P93" style:family="paragraph" style:parent-style-name="Horizontal_20_Line">
      <style:text-properties officeooo:rsid="00338bae" officeooo:paragraph-rsid="00586438"/>
    </style:style>
    <style:style style:name="P94" style:family="paragraph" style:parent-style-name="Horizontal_20_Line">
      <style:text-properties officeooo:rsid="002bdfe3"/>
    </style:style>
    <style:style style:name="P95" style:family="paragraph" style:parent-style-name="Contents_20_1">
      <style:paragraph-properties>
        <style:tab-stops>
          <style:tab-stop style:position="19.001cm" style:type="right" style:leader-style="dotted" style:leader-text="."/>
        </style:tab-stops>
      </style:paragraph-properties>
    </style:style>
    <style:style style:name="P96" style:family="paragraph" style:parent-style-name="Contents_20_2">
      <style:paragraph-properties>
        <style:tab-stops>
          <style:tab-stop style:position="18.501cm" style:type="right" style:leader-style="dotted" style:leader-text="."/>
        </style:tab-stops>
      </style:paragraph-properties>
    </style:style>
    <style:style style:name="P97" style:family="paragraph" style:parent-style-name="Contents_20_3">
      <style:paragraph-properties>
        <style:tab-stops>
          <style:tab-stop style:position="18.002cm" style:type="right" style:leader-style="dotted" style:leader-text="."/>
        </style:tab-stops>
      </style:paragraph-properties>
    </style:style>
    <style:style style:name="P98" style:family="paragraph" style:parent-style-name="Contents_20_4">
      <style:paragraph-properties>
        <style:tab-stops>
          <style:tab-stop style:position="17.503cm" style:type="right" style:leader-style="dotted" style:leader-text="."/>
        </style:tab-stops>
      </style:paragraph-properties>
    </style:style>
    <style:style style:name="P99" style:family="paragraph" style:parent-style-name="Contents_20_5">
      <style:paragraph-properties>
        <style:tab-stops>
          <style:tab-stop style:position="17.004cm" style:type="right" style:leader-style="dotted" style:leader-text="."/>
        </style:tab-stops>
      </style:paragraph-properties>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8.501cm" style:type="right" style:leader-style="dotted" style:leader-text="."/>
        </style:tab-stops>
      </style:paragraph-properties>
    </style:style>
    <style:style style:name="P102" style:family="paragraph" style:parent-style-name="Contents_20_3">
      <style:paragraph-properties>
        <style:tab-stops>
          <style:tab-stop style:position="18.002cm" style:type="right" style:leader-style="dotted" style:leader-text="."/>
        </style:tab-stops>
      </style:paragraph-properties>
    </style:style>
    <style:style style:name="P103" style:family="paragraph" style:parent-style-name="Contents_20_4">
      <style:paragraph-properties>
        <style:tab-stops>
          <style:tab-stop style:position="17.503cm" style:type="right" style:leader-style="dotted" style:leader-text="."/>
        </style:tab-stops>
      </style:paragraph-properties>
    </style:style>
    <style:style style:name="P104" style:family="paragraph" style:parent-style-name="Contents_20_5">
      <style:paragraph-properties>
        <style:tab-stops>
          <style:tab-stop style:position="17.004cm" style:type="right" style:leader-style="dotted" style:leader-text="."/>
        </style:tab-stops>
      </style:paragraph-properties>
    </style:style>
    <style:style style:name="P105" style:family="paragraph" style:parent-style-name="Heading_20_1">
      <style:paragraph-properties fo:margin-top="0cm" fo:margin-bottom="0cm" loext: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06"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07" style:family="paragraph" style:parent-style-name="Heading_20_1">
      <style:paragraph-properties fo:margin-top="0cm" fo:margin-bottom="0cm" loext: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08" style:family="paragraph" style:parent-style-name="Heading_20_1">
      <style:paragraph-properties fo:margin-top="0cm" fo:margin-bottom="0cm" loext:contextual-spacing="false"/>
      <style:text-properties officeooo:paragraph-rsid="0016d821"/>
    </style:style>
    <style:style style:name="P109" style:family="paragraph" style:parent-style-name="Heading_20_1">
      <style:paragraph-properties fo:margin-top="0cm" fo:margin-bottom="0cm" loext:contextual-spacing="false"/>
      <style:text-properties officeooo:rsid="0024a134" officeooo:paragraph-rsid="0024a134"/>
    </style:style>
    <style:style style:name="P110" style:family="paragraph" style:parent-style-name="Heading_20_1">
      <style:paragraph-properties fo:margin-top="0cm" fo:margin-bottom="0cm" loext:contextual-spacing="false"/>
      <style:text-properties officeooo:rsid="00294287" officeooo:paragraph-rsid="00294287"/>
    </style:style>
    <style:style style:name="P111" style:family="paragraph" style:parent-style-name="Heading_20_1">
      <style:paragraph-properties fo:margin-top="0cm" fo:margin-bottom="0cm" loext:contextual-spacing="false"/>
      <style:text-properties officeooo:rsid="00294287" officeooo:paragraph-rsid="00338bae"/>
    </style:style>
    <style:style style:name="P112" style:family="paragraph" style:parent-style-name="Heading_20_1">
      <style:paragraph-properties fo:margin-top="0cm" fo:margin-bottom="0cm" loext:contextual-spacing="false"/>
      <style:text-properties officeooo:rsid="00294287" officeooo:paragraph-rsid="0035cf99"/>
    </style:style>
    <style:style style:name="P113" style:family="paragraph" style:parent-style-name="Heading_20_1">
      <style:paragraph-properties fo:margin-top="0cm" fo:margin-bottom="0cm" loext:contextual-spacing="false"/>
      <style:text-properties officeooo:rsid="00294287" officeooo:paragraph-rsid="0038cc2d"/>
    </style:style>
    <style:style style:name="P114" style:family="paragraph" style:parent-style-name="Heading_20_1">
      <style:paragraph-properties fo:margin-top="0cm" fo:margin-bottom="0cm" loext:contextual-spacing="false"/>
      <style:text-properties officeooo:rsid="00294287" officeooo:paragraph-rsid="0039da1b"/>
    </style:style>
    <style:style style:name="P115" style:family="paragraph" style:parent-style-name="Heading_20_2">
      <style:text-properties officeooo:paragraph-rsid="0035cf99"/>
    </style:style>
    <style:style style:name="P116" style:family="paragraph" style:parent-style-name="Heading_20_2">
      <style:text-properties officeooo:paragraph-rsid="00586438"/>
    </style:style>
    <style:style style:name="P117"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18"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19" style:family="paragraph" style:parent-style-name="Heading_20_2">
      <style:text-properties officeooo:rsid="0019736a" officeooo:paragraph-rsid="0038cc2d"/>
    </style:style>
    <style:style style:name="P120" style:family="paragraph" style:parent-style-name="Heading_20_2">
      <style:text-properties officeooo:paragraph-rsid="0059061e"/>
    </style:style>
    <style:style style:name="P121" style:family="paragraph" style:parent-style-name="Heading_20_2">
      <style:text-properties officeooo:paragraph-rsid="003e80bf"/>
    </style:style>
    <style:style style:name="P122" style:family="paragraph" style:parent-style-name="Heading_20_3">
      <style:text-properties officeooo:paragraph-rsid="0025f20b"/>
    </style:style>
    <style:style style:name="P123" style:family="paragraph" style:parent-style-name="Heading_20_3">
      <style:text-properties officeooo:paragraph-rsid="00460bf3"/>
    </style:style>
    <style:style style:name="P124" style:family="paragraph" style:parent-style-name="Heading_20_3">
      <style:text-properties officeooo:paragraph-rsid="0031ce97"/>
    </style:style>
    <style:style style:name="P125" style:family="paragraph" style:parent-style-name="Heading_20_3">
      <style:text-properties officeooo:paragraph-rsid="006a4a1f"/>
    </style:style>
    <style:style style:name="P126" style:family="paragraph" style:parent-style-name="Heading_20_3">
      <style:text-properties officeooo:paragraph-rsid="00475860"/>
    </style:style>
    <style:style style:name="P127" style:family="paragraph" style:parent-style-name="Heading_20_3">
      <style:text-properties officeooo:paragraph-rsid="00586438"/>
    </style:style>
    <style:style style:name="P128" style:family="paragraph" style:parent-style-name="Heading_20_3">
      <style:text-properties officeooo:paragraph-rsid="0059061e"/>
    </style:style>
    <style:style style:name="P129" style:family="paragraph" style:parent-style-name="Heading_20_3">
      <style:text-properties officeooo:rsid="0039da1b"/>
    </style:style>
    <style:style style:name="P130" style:family="paragraph" style:parent-style-name="Heading_20_5">
      <style:text-properties officeooo:paragraph-rsid="00586438"/>
    </style:style>
    <style:style style:name="P131" style:family="paragraph" style:parent-style-name="Text_20_body">
      <style:text-properties officeooo:rsid="0024a134" officeooo:paragraph-rsid="0024a134"/>
    </style:style>
    <style:style style:name="P132" style:family="paragraph" style:parent-style-name="Text_20_body">
      <style:text-properties officeooo:rsid="003502c3" officeooo:paragraph-rsid="003502c3"/>
    </style:style>
    <style:style style:name="P133" style:family="paragraph" style:parent-style-name="Text_20_body">
      <style:text-properties officeooo:rsid="006d0185" officeooo:paragraph-rsid="006d0185"/>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1ce97"/>
    </style:style>
    <style:style style:name="T7" style:family="text">
      <style:text-properties officeooo:rsid="00338bae"/>
    </style:style>
    <style:style style:name="T8" style:family="text">
      <style:text-properties officeooo:rsid="0035cf99"/>
    </style:style>
    <style:style style:name="T9" style:family="text">
      <style:text-properties officeooo:rsid="0037a91d"/>
    </style:style>
    <style:style style:name="T10" style:family="text">
      <style:text-properties officeooo:rsid="0038cc2d"/>
    </style:style>
    <style:style style:name="T11" style:family="text">
      <style:text-properties officeooo:rsid="0039da1b"/>
    </style:style>
    <style:style style:name="T12" style:family="text">
      <style:text-properties officeooo:rsid="003b117a"/>
    </style:style>
    <style:style style:name="T13" style:family="text">
      <style:text-properties officeooo:rsid="003e80bf"/>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officeooo:rsid="004f0ba9"/>
    </style:style>
    <style:style style:name="T23" style:family="text">
      <style:text-properties officeooo:rsid="0054c5e1"/>
    </style:style>
    <style:style style:name="T24" style:family="text">
      <style:text-properties officeooo:rsid="00586438"/>
    </style:style>
    <style:style style:name="T25" style:family="text">
      <style:text-properties officeooo:rsid="005bbdc0"/>
    </style:style>
    <style:style style:name="T26" style:family="text">
      <style:text-properties officeooo:rsid="005db76a"/>
    </style:style>
    <style:style style:name="T27" style:family="text">
      <style:text-properties officeooo:rsid="00616a5e"/>
    </style:style>
    <style:style style:name="T28" style:family="text">
      <style:text-properties officeooo:rsid="0066972c"/>
    </style:style>
    <style:style style:name="T29" style:family="text">
      <style:text-properties officeooo:rsid="00610ef3"/>
    </style:style>
    <style:style style:name="T30" style:family="text">
      <style:text-properties officeooo:rsid="005b8dbf"/>
    </style:style>
    <style:style style:name="T31" style:family="text">
      <style:text-properties officeooo:rsid="0060c670"/>
    </style:style>
    <style:style style:name="T32" style:family="text">
      <style:text-properties officeooo:rsid="006644f5"/>
    </style:style>
    <style:style style:name="T33" style:family="text">
      <style:text-properties officeooo:rsid="006a4a1f"/>
    </style:style>
    <style:style style:name="T34" style:family="text">
      <style:text-properties officeooo:rsid="006a80b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95"><text:a xlink:type="simple" xlink:href="#__RefHeading___Toc2472_2941492120" text:style-name="Index_20_Link" text:visited-style-name="Index_20_Link">Detailed table of content<text:tab/>1</text:a></text:p>
          <text:p text:style-name="P95"><text:a xlink:type="simple" xlink:href="#__RefHeading___Toc892_761696535" text:style-name="Index_20_Link" text:visited-style-name="Index_20_Link">Outliner<text:tab/>5</text:a></text:p>
          <text:p text:style-name="P96"><text:a xlink:type="simple" xlink:href="#__RefHeading___Toc1670_395012967" text:style-name="Index_20_Link" text:visited-style-name="Index_20_Link">General hotkey functionality<text:tab/>5</text:a></text:p>
          <text:p text:style-name="P96"><text:a xlink:type="simple" xlink:href="#__RefHeading___Toc1693_395012967" text:style-name="Index_20_Link" text:visited-style-name="Index_20_Link">Extended Functionality<text:tab/>6</text:a></text:p>
          <text:p text:style-name="P96"><text:a xlink:type="simple" xlink:href="#__RefHeading___Toc1958_1986333677" text:style-name="Index_20_Link" text:visited-style-name="Index_20_Link">Collections<text:tab/>6</text:a></text:p>
          <text:p text:style-name="P95"><text:a xlink:type="simple" xlink:href="#__RefHeading___Toc405_3680197763" text:style-name="Index_20_Link" text:visited-style-name="Index_20_Link">Header - All Modes<text:tab/>6</text:a></text:p>
          <text:p text:style-name="P96"><text:a xlink:type="simple" xlink:href="#__RefHeading___Toc407_3680197763" text:style-name="Index_20_Link" text:visited-style-name="Index_20_Link">Switch to Properties Editor / Outliner<text:tab/>6</text:a></text:p>
          <text:p text:style-name="P96"><text:a xlink:type="simple" xlink:href="#__RefHeading___Toc409_3680197763" text:style-name="Index_20_Link" text:visited-style-name="Index_20_Link">Display Mode<text:tab/>6</text:a></text:p>
          <text:p text:style-name="P96"><text:a xlink:type="simple" xlink:href="#__RefHeading___Toc411_3680197763" text:style-name="Index_20_Link" text:visited-style-name="Index_20_Link">View Menu<text:tab/>7</text:a></text:p>
          <text:p text:style-name="P96"><text:a xlink:type="simple" xlink:href="#__RefHeading___Toc569_3501098584" text:style-name="Index_20_Link" text:visited-style-name="Index_20_Link">Search Field<text:tab/>8</text:a></text:p>
          <text:p text:style-name="P95"><text:a xlink:type="simple" xlink:href="#__RefHeading___Toc575_3501098584" text:style-name="Index_20_Link" text:visited-style-name="Index_20_Link">Right Click Menus<text:tab/>8</text:a></text:p>
          <text:p text:style-name="P96"><text:a xlink:type="simple" xlink:href="#__RefHeading___Toc868_3511420670" text:style-name="Index_20_Link" text:visited-style-name="Index_20_Link">Outliner Scene Operation<text:tab/>8</text:a></text:p>
          <text:p text:style-name="P96"><text:a xlink:type="simple" xlink:href="#__RefHeading___Toc872_3511420670" text:style-name="Index_20_Link" text:visited-style-name="Index_20_Link">Outliner Data Operation<text:tab/>9</text:a></text:p>
          <text:p text:style-name="P96"><text:a xlink:type="simple" xlink:href="#__RefHeading___Toc884_3511420670" text:style-name="Index_20_Link" text:visited-style-name="Index_20_Link">Collection<text:tab/>9</text:a></text:p>
          <text:p text:style-name="P96"><text:a xlink:type="simple" xlink:href="#__RefHeading___Toc1395_4165511858" text:style-name="Index_20_Link" text:visited-style-name="Index_20_Link">Object Menu<text:tab/>12</text:a></text:p>
          <text:p text:style-name="P96"><text:a xlink:type="simple" xlink:href="#__RefHeading___Toc1409_4165511858" text:style-name="Index_20_Link" text:visited-style-name="Index_20_Link">Outliner ID Data Operation<text:tab/>14</text:a></text:p>
          <text:p text:style-name="P96"><text:a xlink:type="simple" xlink:href="#__RefHeading___Toc41456_2781160866" text:style-name="Index_20_Link" text:visited-style-name="Index_20_Link">Outliner Animation Data Property<text:tab/>15</text:a></text:p>
          <text:p text:style-name="P95"><text:a xlink:type="simple" xlink:href="#__RefHeading___Toc1990_1986333677" text:style-name="Index_20_Link" text:visited-style-name="Index_20_Link">Level Restrictions<text:tab/>16</text:a></text:p>
          <text:p text:style-name="P95"><text:a xlink:type="simple" xlink:href="#__RefHeading___Toc577_3501098584" text:style-name="Index_20_Link" text:visited-style-name="Index_20_Link">Scenes Mode<text:tab/>16</text:a></text:p>
          <text:p text:style-name="P95"><text:a xlink:type="simple" xlink:href="#__RefHeading___Toc1413_4165511858" text:style-name="Index_20_Link" text:visited-style-name="Index_20_Link">View Layer Mode<text:tab/>17</text:a></text:p>
          <text:p text:style-name="P96"><text:a xlink:type="simple" xlink:href="#__RefHeading___Toc7678_3030942068" text:style-name="Index_20_Link" text:visited-style-name="Index_20_Link">Collection Menu<text:tab/>17</text:a></text:p>
          <text:p text:style-name="P96"><text:a xlink:type="simple" xlink:href="#__RefHeading___Toc3323_3594847732" text:style-name="Index_20_Link" text:visited-style-name="Index_20_Link">Remove From Collection<text:tab/>18</text:a></text:p>
          <text:p text:style-name="P96"><text:a xlink:type="simple" xlink:href="#__RefHeading___Toc3325_3594847732" text:style-name="Index_20_Link" text:visited-style-name="Index_20_Link">Remove From all Unlinked Collections<text:tab/>18</text:a></text:p>
          <text:p text:style-name="P96"><text:a xlink:type="simple" xlink:href="#__RefHeading___Toc3327_3594847732" text:style-name="Index_20_Link" text:visited-style-name="Index_20_Link">Add selected To Active Collection<text:tab/>18</text:a></text:p>
          <text:p text:style-name="P96"><text:a xlink:type="simple" xlink:href="#__RefHeading___Toc3329_3594847732" text:style-name="Index_20_Link" text:visited-style-name="Index_20_Link">Remove Selected From Active Collection<text:tab/>18</text:a></text:p>
          <text:p text:style-name="P96"><text:a xlink:type="simple" xlink:href="#__RefHeading___Toc2145_2200851745" text:style-name="Index_20_Link" text:visited-style-name="Index_20_Link">Add Collection<text:tab/>18</text:a></text:p>
          <text:p text:style-name="P96"><text:a xlink:type="simple" xlink:href="#__RefHeading___Toc1415_4165511858" text:style-name="Index_20_Link" text:visited-style-name="Index_20_Link">Filter<text:tab/>18</text:a></text:p>
          <text:p text:style-name="P95"><text:a xlink:type="simple" xlink:href="#__RefHeading___Toc1697_395012967" text:style-name="Index_20_Link" text:visited-style-name="Index_20_Link">Sequence Mode<text:tab/>20</text:a></text:p>
          <text:p text:style-name="P96"><text:a xlink:type="simple" xlink:href="#__RefHeading___Toc2059_2295829155" text:style-name="Index_20_Link" text:visited-style-name="Index_20_Link">Sync Outliner Selection<text:tab/>20</text:a></text:p>
          <text:p text:style-name="P95"><text:a xlink:type="simple" xlink:href="#__RefHeading___Toc1699_395012967" text:style-name="Index_20_Link" text:visited-style-name="Index_20_Link">Blender File Mode<text:tab/>20</text:a></text:p>
          <text:p text:style-name="P96"><text:a xlink:type="simple" xlink:href="#__RefHeading___Toc1722_395012967" text:style-name="Index_20_Link" text:visited-style-name="Index_20_Link">Filter<text:tab/>20</text:a></text:p>
          <text:p text:style-name="P95"><text:a xlink:type="simple" xlink:href="#__RefHeading___Toc1770_1749843591" text:style-name="Index_20_Link" text:visited-style-name="Index_20_Link">Data API Mode<text:tab/>21</text:a></text:p>
          <text:p text:style-name="P96"><text:a xlink:type="simple" xlink:href="#__RefHeading___Toc1772_1749843591" text:style-name="Index_20_Link" text:visited-style-name="Index_20_Link">Header tools<text:tab/>21</text:a></text:p>
          <text:p text:style-name="P95"><text:a xlink:type="simple" xlink:href="#__RefHeading___Toc1786_1749843591" text:style-name="Index_20_Link" text:visited-style-name="Index_20_Link">Orphan Mode<text:tab/>22</text:a></text:p>
          <text:p text:style-name="P96"><text:a xlink:type="simple" xlink:href="#__RefHeading___Toc1788_1749843591" text:style-name="Index_20_Link" text:visited-style-name="Index_20_Link">Filter<text:tab/>22</text:a></text:p>
          <text:p text:style-name="P96"><text:a xlink:type="simple" xlink:href="#__RefHeading___Toc1908_1982909425" text:style-name="Index_20_Link" text:visited-style-name="Index_20_Link">Status column<text:tab/>22</text:a></text:p>
          <text:p text:style-name="P95"><text:a xlink:type="simple" xlink:href="#__RefHeading___Toc623_2213603838" text:style-name="Index_20_Link" text:visited-style-name="Index_20_Link">Hotkey only functionality<text:tab/>23</text:a></text:p>
          <text:p text:style-name="P96"><text:a xlink:type="simple" xlink:href="#__RefHeading___Toc41468_2781160866" text:style-name="Index_20_Link" text:visited-style-name="Index_20_Link">Insert Keyframe - I<text:tab/>23</text:a></text:p>
          <text:p text:style-name="P96"><text:a xlink:type="simple" xlink:href="#__RefHeading___Toc41470_2781160866" text:style-name="Index_20_Link" text:visited-style-name="Index_20_Link">Delete Keying Set Keyframe - Alt I<text:tab/>23</text:a></text:p>
          <text:p text:style-name="P96"><text:a xlink:type="simple" xlink:href="#__RefHeading___Toc36490_1243114827" text:style-name="Index_20_Link" text:visited-style-name="Index_20_Link">Hide - H<text:tab/>23</text:a></text:p>
          <text:p text:style-name="P96"><text:a xlink:type="simple" xlink:href="#__RefHeading___Toc36492_1243114827" text:style-name="Index_20_Link" text:visited-style-name="Index_20_Link">Unhide - Alt H<text:tab/>23</text:a></text:p>
        </text:index-body>
      </text:table-of-content>
      <text:p text:style-name="P11"/>
      <text:p text:style-name="P18"/>
      <table:table table:name="Tabelle12" table:style-name="Tabelle12">
        <table:table-column table:style-name="Tabelle12.A"/>
        <table:table-row table:style-name="TableLine2948718365392">
          <table:table-cell table:style-name="Tabelle12.A1" office:value-type="string">
            <text:h text:style-name="P105" text:outline-level="1"><text:bookmark-start text:name="__RefHeading___Toc2472_2941492120"/>Detailed table of content<text:bookmark-end text:name="__RefHeading___Toc2472_2941492120"/></text:h>
          </table:table-cell>
        </table:table-row>
      </table:table>
      <text:p text:style-name="P1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5"><text:a xlink:type="simple" xlink:href="#__RefHeading___Toc2472_2941492120" text:style-name="Index_20_Link" text:visited-style-name="Index_20_Link">Detailed table of content<text:tab/>1</text:a></text:p>
          <text:p text:style-name="P95"><text:soft-page-break/><text:a xlink:type="simple" xlink:href="#__RefHeading___Toc892_761696535" text:style-name="Index_20_Link" text:visited-style-name="Index_20_Link">Outliner<text:tab/>5</text:a></text:p>
          <text:p text:style-name="P96"><text:a xlink:type="simple" xlink:href="#__RefHeading___Toc1670_395012967" text:style-name="Index_20_Link" text:visited-style-name="Index_20_Link">General hotkey functionality<text:tab/>5</text:a></text:p>
          <text:p text:style-name="P96"><text:a xlink:type="simple" xlink:href="#__RefHeading___Toc1693_395012967" text:style-name="Index_20_Link" text:visited-style-name="Index_20_Link">Extended Functionality<text:tab/>6</text:a></text:p>
          <text:p text:style-name="P96"><text:a xlink:type="simple" xlink:href="#__RefHeading___Toc1958_1986333677" text:style-name="Index_20_Link" text:visited-style-name="Index_20_Link">Collections<text:tab/>6</text:a></text:p>
          <text:p text:style-name="P95"><text:a xlink:type="simple" xlink:href="#__RefHeading___Toc405_3680197763" text:style-name="Index_20_Link" text:visited-style-name="Index_20_Link">Header - All Modes<text:tab/>6</text:a></text:p>
          <text:p text:style-name="P96"><text:a xlink:type="simple" xlink:href="#__RefHeading___Toc407_3680197763" text:style-name="Index_20_Link" text:visited-style-name="Index_20_Link">Switch to Properties Editor / Outliner<text:tab/>6</text:a></text:p>
          <text:p text:style-name="P96"><text:a xlink:type="simple" xlink:href="#__RefHeading___Toc409_3680197763" text:style-name="Index_20_Link" text:visited-style-name="Index_20_Link">Display Mode<text:tab/>6</text:a></text:p>
          <text:p text:style-name="P96"><text:a xlink:type="simple" xlink:href="#__RefHeading___Toc411_3680197763" text:style-name="Index_20_Link" text:visited-style-name="Index_20_Link">View Menu<text:tab/>7</text:a></text:p>
          <text:p text:style-name="P97"><text:a xlink:type="simple" xlink:href="#__RefHeading___Toc413_3680197763" text:style-name="Index_20_Link" text:visited-style-name="Index_20_Link">Show Active<text:tab/>7</text:a></text:p>
          <text:p text:style-name="P97"><text:a xlink:type="simple" xlink:href="#__RefHeading___Toc415_3680197763" text:style-name="Index_20_Link" text:visited-style-name="Index_20_Link">Show One Level<text:tab/>7</text:a></text:p>
          <text:p text:style-name="P97"><text:a xlink:type="simple" xlink:href="#__RefHeading___Toc417_3680197763" text:style-name="Index_20_Link" text:visited-style-name="Index_20_Link">Hide One Level<text:tab/>7</text:a></text:p>
          <text:p text:style-name="P97"><text:a xlink:type="simple" xlink:href="#__RefHeading___Toc557_3501098584" text:style-name="Index_20_Link" text:visited-style-name="Index_20_Link">Expand / Collapse All<text:tab/>7</text:a></text:p>
          <text:p text:style-name="P97"><text:a xlink:type="simple" xlink:href="#__RefHeading___Toc419_3680197763" text:style-name="Index_20_Link" text:visited-style-name="Index_20_Link">Show Hierarchy<text:tab/>7</text:a></text:p>
          <text:p text:style-name="P97"><text:a xlink:type="simple" xlink:href="#__RefHeading___Toc421_3680197763" text:style-name="Index_20_Link" text:visited-style-name="Index_20_Link">Box Select<text:tab/>7</text:a></text:p>
          <text:p text:style-name="P97"><text:a xlink:type="simple" xlink:href="#__RefHeading___Toc425_3680197763" text:style-name="Index_20_Link" text:visited-style-name="Index_20_Link">Select All<text:tab/>7</text:a></text:p>
          <text:p text:style-name="P97"><text:a xlink:type="simple" xlink:href="#__RefHeading___Toc427_3680197763" text:style-name="Index_20_Link" text:visited-style-name="Index_20_Link">Deselect All<text:tab/>7</text:a></text:p>
          <text:p text:style-name="P97"><text:a xlink:type="simple" xlink:href="#__RefHeading___Toc429_3680197763" text:style-name="Index_20_Link" text:visited-style-name="Index_20_Link">Invert Selection<text:tab/>7</text:a></text:p>
          <text:p text:style-name="P97"><text:a xlink:type="simple" xlink:href="#__RefHeading___Toc431_3680197763" text:style-name="Index_20_Link" text:visited-style-name="Index_20_Link">Area<text:tab/>8</text:a></text:p>
          <text:p text:style-name="P98"><text:a xlink:type="simple" xlink:href="#__RefHeading___Toc559_3501098584" text:style-name="Index_20_Link" text:visited-style-name="Index_20_Link">Horizontal Split<text:tab/>8</text:a></text:p>
          <text:p text:style-name="P98"><text:a xlink:type="simple" xlink:href="#__RefHeading___Toc561_3501098584" text:style-name="Index_20_Link" text:visited-style-name="Index_20_Link">Vertical Split<text:tab/>8</text:a></text:p>
          <text:p text:style-name="P98"><text:a xlink:type="simple" xlink:href="#__RefHeading___Toc563_3501098584" text:style-name="Index_20_Link" text:visited-style-name="Index_20_Link">Duplicate Area into new Window<text:tab/>8</text:a></text:p>
          <text:p text:style-name="P98"><text:a xlink:type="simple" xlink:href="#__RefHeading___Toc565_3501098584" text:style-name="Index_20_Link" text:visited-style-name="Index_20_Link">Toggle Maximize Area<text:tab/>8</text:a></text:p>
          <text:p text:style-name="P98"><text:a xlink:type="simple" xlink:href="#__RefHeading___Toc567_3501098584" text:style-name="Index_20_Link" text:visited-style-name="Index_20_Link">Toggle Fullscreen Area<text:tab/>8</text:a></text:p>
          <text:p text:style-name="P96"><text:a xlink:type="simple" xlink:href="#__RefHeading___Toc569_3501098584" text:style-name="Index_20_Link" text:visited-style-name="Index_20_Link">Search Field<text:tab/>8</text:a></text:p>
          <text:p text:style-name="P95"><text:a xlink:type="simple" xlink:href="#__RefHeading___Toc575_3501098584" text:style-name="Index_20_Link" text:visited-style-name="Index_20_Link">Right Click Menus<text:tab/>8</text:a></text:p>
          <text:p text:style-name="P96"><text:a xlink:type="simple" xlink:href="#__RefHeading___Toc868_3511420670" text:style-name="Index_20_Link" text:visited-style-name="Index_20_Link">Outliner Scene Operation<text:tab/>8</text:a></text:p>
          <text:p text:style-name="P97"><text:a xlink:type="simple" xlink:href="#__RefHeading___Toc870_3511420670" text:style-name="Index_20_Link" text:visited-style-name="Index_20_Link">Delete<text:tab/>8</text:a></text:p>
          <text:p text:style-name="P96"><text:a xlink:type="simple" xlink:href="#__RefHeading___Toc872_3511420670" text:style-name="Index_20_Link" text:visited-style-name="Index_20_Link">Outliner Data Operation<text:tab/>9</text:a></text:p>
          <text:p text:style-name="P97"><text:a xlink:type="simple" xlink:href="#__RefHeading___Toc874_3511420670" text:style-name="Index_20_Link" text:visited-style-name="Index_20_Link">Select<text:tab/>9</text:a></text:p>
          <text:p text:style-name="P97"><text:a xlink:type="simple" xlink:href="#__RefHeading___Toc876_3511420670" text:style-name="Index_20_Link" text:visited-style-name="Index_20_Link">Deselect<text:tab/>9</text:a></text:p>
          <text:p text:style-name="P97"><text:a xlink:type="simple" xlink:href="#__RefHeading___Toc878_3511420670" text:style-name="Index_20_Link" text:visited-style-name="Index_20_Link">Hide<text:tab/>9</text:a></text:p>
          <text:p text:style-name="P97"><text:a xlink:type="simple" xlink:href="#__RefHeading___Toc880_3511420670" text:style-name="Index_20_Link" text:visited-style-name="Index_20_Link">Unhide<text:tab/>9</text:a></text:p>
          <text:p text:style-name="P97"><text:a xlink:type="simple" xlink:href="#__RefHeading___Toc882_3511420670" text:style-name="Index_20_Link" text:visited-style-name="Index_20_Link">Select Linked<text:tab/>9</text:a></text:p>
          <text:p text:style-name="P96"><text:a xlink:type="simple" xlink:href="#__RefHeading___Toc884_3511420670" text:style-name="Index_20_Link" text:visited-style-name="Index_20_Link">Collection<text:tab/>9</text:a></text:p>
          <text:p text:style-name="P97"><text:a xlink:type="simple" xlink:href="#__RefHeading___Toc886_3511420670" text:style-name="Index_20_Link" text:visited-style-name="Index_20_Link">New<text:tab/>9</text:a></text:p>
          <text:p text:style-name="P97"><text:a xlink:type="simple" xlink:href="#__RefHeading___Toc1966_1986333677" text:style-name="Index_20_Link" text:visited-style-name="Index_20_Link">New Nested<text:tab/>9</text:a></text:p>
          <text:p text:style-name="P97"><text:a xlink:type="simple" xlink:href="#__RefHeading___Toc888_3511420670" text:style-name="Index_20_Link" text:visited-style-name="Index_20_Link">Duplicate Collection<text:tab/>9</text:a></text:p>
          <text:p text:style-name="P97"><text:a xlink:type="simple" xlink:href="#__RefHeading___Toc890_3511420670" text:style-name="Index_20_Link" text:visited-style-name="Index_20_Link">Duplicate Linked<text:tab/>9</text:a></text:p>
          <text:p text:style-name="P97"><text:a xlink:type="simple" xlink:href="#__RefHeading___Toc1968_1986333677" text:style-name="Index_20_Link" text:visited-style-name="Index_20_Link">Copy<text:tab/>10</text:a></text:p>
          <text:p text:style-name="P97"><text:a xlink:type="simple" xlink:href="#__RefHeading___Toc1970_1986333677" text:style-name="Index_20_Link" text:visited-style-name="Index_20_Link">Paste<text:tab/>10</text:a></text:p>
          <text:p text:style-name="P97"><text:a xlink:type="simple" xlink:href="#__RefHeading___Toc892_3511420670" text:style-name="Index_20_Link" text:visited-style-name="Index_20_Link">Delete<text:tab/>10</text:a></text:p>
          <text:p text:style-name="P97"><text:a xlink:type="simple" xlink:href="#__RefHeading___Toc894_3511420670" text:style-name="Index_20_Link" text:visited-style-name="Index_20_Link">Delete Hierarchy<text:tab/>10</text:a></text:p>
          <text:p text:style-name="P97"><text:a xlink:type="simple" xlink:href="#__RefHeading___Toc896_3511420670" text:style-name="Index_20_Link" text:visited-style-name="Index_20_Link">Select Objects<text:tab/>10</text:a></text:p>
          <text:p text:style-name="P97"><text:a xlink:type="simple" xlink:href="#__RefHeading___Toc898_3511420670" text:style-name="Index_20_Link" text:visited-style-name="Index_20_Link">Deselect Objects<text:tab/>10</text:a></text:p>
          <text:p text:style-name="P97"><text:a xlink:type="simple" xlink:href="#__RefHeading___Toc900_3511420670" text:style-name="Index_20_Link" text:visited-style-name="Index_20_Link">Instance to Scene<text:tab/>10</text:a></text:p>
          <text:p text:style-name="P97"><text:a xlink:type="simple" xlink:href="#__RefHeading___Toc904_3511420670" text:style-name="Index_20_Link" text:visited-style-name="Index_20_Link">Unlink<text:tab/>10</text:a></text:p>
          <text:p text:style-name="P97"><text:a xlink:type="simple" xlink:href="#__RefHeading___Toc906_3511420670" text:style-name="Index_20_Link" text:visited-style-name="Index_20_Link">Visibility<text:tab/>10</text:a></text:p>
          <text:p text:style-name="P98"><text:a xlink:type="simple" xlink:href="#__RefHeading___Toc908_3511420670" text:style-name="Index_20_Link" text:visited-style-name="Index_20_Link">Isolate<text:tab/>10</text:a></text:p>
          <text:p text:style-name="P98"><text:a xlink:type="simple" xlink:href="#__RefHeading___Toc912_3511420670" text:style-name="Index_20_Link" text:visited-style-name="Index_20_Link">Show All Inside<text:tab/>10</text:a></text:p>
          <text:p text:style-name="P98"><text:a xlink:type="simple" xlink:href="#__RefHeading___Toc914_3511420670" text:style-name="Index_20_Link" text:visited-style-name="Index_20_Link">Hide<text:tab/>10</text:a></text:p>
          <text:p text:style-name="P97"><text:a xlink:type="simple" xlink:href="#__RefHeading___Toc5613_4095526554" text:style-name="Index_20_Link" text:visited-style-name="Index_20_Link">Set Color Tag<text:tab/>11</text:a></text:p>
          <text:p text:style-name="P97"><text:a xlink:type="simple" xlink:href="#__RefHeading___Toc928_3511420670" text:style-name="Index_20_Link" text:visited-style-name="Index_20_Link">ID Data<text:tab/>11</text:a></text:p>
          <text:p text:style-name="P98"><text:a xlink:type="simple" xlink:href="#__RefHeading___Toc945_3511420670" text:style-name="Index_20_Link" text:visited-style-name="Index_20_Link">Unlink<text:tab/>11</text:a></text:p>
          <text:p text:style-name="P98"><text:soft-page-break/><text:a xlink:type="simple" xlink:href="#__RefHeading___Toc947_3511420670" text:style-name="Index_20_Link" text:visited-style-name="Index_20_Link">Make Local<text:tab/>11</text:a></text:p>
          <text:p text:style-name="P99"><text:a xlink:type="simple" xlink:href="#__RefHeading___Toc2175_1970227228" text:style-name="Index_20_Link" text:visited-style-name="Index_20_Link">Add Library Override<text:tab/>11</text:a></text:p>
          <text:p text:style-name="P98"><text:a xlink:type="simple" xlink:href="#__RefHeading___Toc949_3511420670" text:style-name="Index_20_Link" text:visited-style-name="Index_20_Link">Make Single User<text:tab/>11</text:a></text:p>
          <text:p text:style-name="P98"><text:a xlink:type="simple" xlink:href="#__RefHeading___Toc951_3511420670" text:style-name="Index_20_Link" text:visited-style-name="Index_20_Link">Delete<text:tab/>11</text:a></text:p>
          <text:p text:style-name="P98"><text:a xlink:type="simple" xlink:href="#__RefHeading___Toc953_3511420670" text:style-name="Index_20_Link" text:visited-style-name="Index_20_Link">Remap Users<text:tab/>11</text:a></text:p>
          <text:p text:style-name="P97"><text:a xlink:type="simple" xlink:href="#__RefHeading___Toc1972_1986333677" text:style-name="Index_20_Link" text:visited-style-name="Index_20_Link">Copy<text:tab/>11</text:a></text:p>
          <text:p text:style-name="P97"><text:a xlink:type="simple" xlink:href="#__RefHeading___Toc1974_1986333677" text:style-name="Index_20_Link" text:visited-style-name="Index_20_Link">Paste<text:tab/>12</text:a></text:p>
          <text:p text:style-name="P98"><text:a xlink:type="simple" xlink:href="#__RefHeading___Toc955_3511420670" text:style-name="Index_20_Link" text:visited-style-name="Index_20_Link">Add Fake User<text:tab/>12</text:a></text:p>
          <text:p text:style-name="P98"><text:a xlink:type="simple" xlink:href="#__RefHeading___Toc957_3511420670" text:style-name="Index_20_Link" text:visited-style-name="Index_20_Link">Clear Fake User<text:tab/>12</text:a></text:p>
          <text:p text:style-name="P98"><text:a xlink:type="simple" xlink:href="#__RefHeading___Toc959_3511420670" text:style-name="Index_20_Link" text:visited-style-name="Index_20_Link">Rename<text:tab/>12</text:a></text:p>
          <text:p text:style-name="P98"><text:a xlink:type="simple" xlink:href="#__RefHeading___Toc961_3511420670" text:style-name="Index_20_Link" text:visited-style-name="Index_20_Link">Select Linked<text:tab/>12</text:a></text:p>
          <text:p text:style-name="P96"><text:a xlink:type="simple" xlink:href="#__RefHeading___Toc1395_4165511858" text:style-name="Index_20_Link" text:visited-style-name="Index_20_Link">Object Menu<text:tab/>12</text:a></text:p>
          <text:p text:style-name="P97"><text:a xlink:type="simple" xlink:href="#__RefHeading___Toc1399_4165511858" text:style-name="Index_20_Link" text:visited-style-name="Index_20_Link">Select<text:tab/>12</text:a></text:p>
          <text:p text:style-name="P97"><text:a xlink:type="simple" xlink:href="#__RefHeading___Toc1401_4165511858" text:style-name="Index_20_Link" text:visited-style-name="Index_20_Link">Select Hierarchy<text:tab/>12</text:a></text:p>
          <text:p text:style-name="P97"><text:a xlink:type="simple" xlink:href="#__RefHeading___Toc1403_4165511858" text:style-name="Index_20_Link" text:visited-style-name="Index_20_Link">Deselect<text:tab/>12</text:a></text:p>
          <text:p text:style-name="P97"><text:a xlink:type="simple" xlink:href="#__RefHeading___Toc1976_1986333677" text:style-name="Index_20_Link" text:visited-style-name="Index_20_Link">Copy<text:tab/>12</text:a></text:p>
          <text:p text:style-name="P97"><text:a xlink:type="simple" xlink:href="#__RefHeading___Toc1978_1986333677" text:style-name="Index_20_Link" text:visited-style-name="Index_20_Link">Paste<text:tab/>12</text:a></text:p>
          <text:p text:style-name="P97"><text:a xlink:type="simple" xlink:href="#__RefHeading___Toc1980_1986333677" text:style-name="Index_20_Link" text:visited-style-name="Index_20_Link">Delete<text:tab/>12</text:a></text:p>
          <text:p text:style-name="P97"><text:a xlink:type="simple" xlink:href="#__RefHeading___Toc2101_1768720822" text:style-name="Index_20_Link" text:visited-style-name="Index_20_Link">Delete Hierarchy<text:tab/>13</text:a></text:p>
          <text:p text:style-name="P97"><text:a xlink:type="simple" xlink:href="#__RefHeading___Toc1405_4165511858" text:style-name="Index_20_Link" text:visited-style-name="Index_20_Link">Unlink<text:tab/>13</text:a></text:p>
          <text:p text:style-name="P97"><text:a xlink:type="simple" xlink:href="#__RefHeading___Toc1407_4165511858" text:style-name="Index_20_Link" text:visited-style-name="Index_20_Link">ID Data<text:tab/>13</text:a></text:p>
          <text:p text:style-name="P98"><text:a xlink:type="simple" xlink:href="#__RefHeading___Toc945_35114206701" text:style-name="Index_20_Link" text:visited-style-name="Index_20_Link">Unlink<text:tab/>13</text:a></text:p>
          <text:p text:style-name="P98"><text:a xlink:type="simple" xlink:href="#__RefHeading___Toc947_35114206701" text:style-name="Index_20_Link" text:visited-style-name="Index_20_Link">Make Local<text:tab/>13</text:a></text:p>
          <text:p text:style-name="P98"><text:a xlink:type="simple" xlink:href="#__RefHeading___Toc949_35114206701" text:style-name="Index_20_Link" text:visited-style-name="Index_20_Link">Make Single User<text:tab/>13</text:a></text:p>
          <text:p text:style-name="P98"><text:a xlink:type="simple" xlink:href="#__RefHeading___Toc951_35114206701" text:style-name="Index_20_Link" text:visited-style-name="Index_20_Link">Delete<text:tab/>13</text:a></text:p>
          <text:p text:style-name="P98"><text:a xlink:type="simple" xlink:href="#__RefHeading___Toc953_35114206701" text:style-name="Index_20_Link" text:visited-style-name="Index_20_Link">Remap Users<text:tab/>13</text:a></text:p>
          <text:p text:style-name="P97"><text:a xlink:type="simple" xlink:href="#__RefHeading___Toc1982_1986333677" text:style-name="Index_20_Link" text:visited-style-name="Index_20_Link">Copy<text:tab/>13</text:a></text:p>
          <text:p text:style-name="P97"><text:a xlink:type="simple" xlink:href="#__RefHeading___Toc1984_1986333677" text:style-name="Index_20_Link" text:visited-style-name="Index_20_Link">Paste<text:tab/>13</text:a></text:p>
          <text:p text:style-name="P98"><text:a xlink:type="simple" xlink:href="#__RefHeading___Toc955_35114206701" text:style-name="Index_20_Link" text:visited-style-name="Index_20_Link">Add Fake User<text:tab/>13</text:a></text:p>
          <text:p text:style-name="P98"><text:a xlink:type="simple" xlink:href="#__RefHeading___Toc957_35114206701" text:style-name="Index_20_Link" text:visited-style-name="Index_20_Link">Clear Fake User<text:tab/>13</text:a></text:p>
          <text:p text:style-name="P98"><text:a xlink:type="simple" xlink:href="#__RefHeading___Toc959_35114206701" text:style-name="Index_20_Link" text:visited-style-name="Index_20_Link">Rename<text:tab/>14</text:a></text:p>
          <text:p text:style-name="P98"><text:a xlink:type="simple" xlink:href="#__RefHeading___Toc961_35114206701" text:style-name="Index_20_Link" text:visited-style-name="Index_20_Link">Select Linked<text:tab/>14</text:a></text:p>
          <text:p text:style-name="P96"><text:a xlink:type="simple" xlink:href="#__RefHeading___Toc1409_4165511858" text:style-name="Index_20_Link" text:visited-style-name="Index_20_Link">Outliner ID Data Operation<text:tab/>14</text:a></text:p>
          <text:p text:style-name="P97"><text:a xlink:type="simple" xlink:href="#__RefHeading___Toc1411_4165511858" text:style-name="Index_20_Link" text:visited-style-name="Index_20_Link">Unlink<text:tab/>14</text:a></text:p>
          <text:p text:style-name="P97"><text:a xlink:type="simple" xlink:href="#__RefHeading___Toc947_351142067011" text:style-name="Index_20_Link" text:visited-style-name="Index_20_Link">Make Local<text:tab/>14</text:a></text:p>
          <text:p text:style-name="P97"><text:a xlink:type="simple" xlink:href="#__RefHeading___Toc949_351142067011" text:style-name="Index_20_Link" text:visited-style-name="Index_20_Link">Make Single User<text:tab/>14</text:a></text:p>
          <text:p text:style-name="P97"><text:a xlink:type="simple" xlink:href="#__RefHeading___Toc951_351142067011" text:style-name="Index_20_Link" text:visited-style-name="Index_20_Link">Delete<text:tab/>14</text:a></text:p>
          <text:p text:style-name="P97"><text:a xlink:type="simple" xlink:href="#__RefHeading___Toc953_351142067011" text:style-name="Index_20_Link" text:visited-style-name="Index_20_Link">Remap Users<text:tab/>14</text:a></text:p>
          <text:p text:style-name="P97"><text:a xlink:type="simple" xlink:href="#__RefHeading___Toc10305_3539232972" text:style-name="Index_20_Link" text:visited-style-name="Index_20_Link">Add Library Override<text:tab/>14</text:a></text:p>
          <text:p text:style-name="P97"><text:a xlink:type="simple" xlink:href="#__RefHeading___Toc10307_3539232972" text:style-name="Index_20_Link" text:visited-style-name="Index_20_Link">Add Library Override Hierarchy<text:tab/>14</text:a></text:p>
          <text:p text:style-name="P97"><text:a xlink:type="simple" xlink:href="#__RefHeading___Toc10309_3539232972" text:style-name="Index_20_Link" text:visited-style-name="Index_20_Link">Convert Proxy to Override<text:tab/>14</text:a></text:p>
          <text:p text:style-name="P97"><text:a xlink:type="simple" xlink:href="#__RefHeading___Toc10311_3539232972" text:style-name="Index_20_Link" text:visited-style-name="Index_20_Link">Reset Library Override<text:tab/>15</text:a></text:p>
          <text:p text:style-name="P97"><text:a xlink:type="simple" xlink:href="#__RefHeading___Toc10313_3539232972" text:style-name="Index_20_Link" text:visited-style-name="Index_20_Link">Reset Library Override Hierarchy<text:tab/>15</text:a></text:p>
          <text:p text:style-name="P97"><text:a xlink:type="simple" xlink:href="#__RefHeading___Toc10315_3539232972" text:style-name="Index_20_Link" text:visited-style-name="Index_20_Link">Resync Library Override Hierarchy<text:tab/>15</text:a></text:p>
          <text:p text:style-name="P97"><text:a xlink:type="simple" xlink:href="#__RefHeading___Toc10317_3539232972" text:style-name="Index_20_Link" text:visited-style-name="Index_20_Link">Delete Library Override Hierarchy<text:tab/>15</text:a></text:p>
          <text:p text:style-name="P97"><text:a xlink:type="simple" xlink:href="#__RefHeading___Toc1986_1986333677" text:style-name="Index_20_Link" text:visited-style-name="Index_20_Link">Copy<text:tab/>15</text:a></text:p>
          <text:p text:style-name="P97"><text:a xlink:type="simple" xlink:href="#__RefHeading___Toc1988_1986333677" text:style-name="Index_20_Link" text:visited-style-name="Index_20_Link">Paste<text:tab/>15</text:a></text:p>
          <text:p text:style-name="P98"><text:a xlink:type="simple" xlink:href="#__RefHeading___Toc955_351142067011" text:style-name="Index_20_Link" text:visited-style-name="Index_20_Link">Add Fake User<text:tab/>15</text:a></text:p>
          <text:p text:style-name="P98"><text:a xlink:type="simple" xlink:href="#__RefHeading___Toc957_351142067011" text:style-name="Index_20_Link" text:visited-style-name="Index_20_Link">Clear Fake User<text:tab/>15</text:a></text:p>
          <text:p text:style-name="P98"><text:a xlink:type="simple" xlink:href="#__RefHeading___Toc959_351142067011" text:style-name="Index_20_Link" text:visited-style-name="Index_20_Link">Rename<text:tab/>15</text:a></text:p>
          <text:p text:style-name="P98"><text:a xlink:type="simple" xlink:href="#__RefHeading___Toc961_351142067011" text:style-name="Index_20_Link" text:visited-style-name="Index_20_Link">Select Linked<text:tab/>15</text:a></text:p>
          <text:p text:style-name="P96"><text:a xlink:type="simple" xlink:href="#__RefHeading___Toc41456_2781160866" text:style-name="Index_20_Link" text:visited-style-name="Index_20_Link">Outliner Animation Data Property<text:tab/>15</text:a></text:p>
          <text:p text:style-name="P97"><text:a xlink:type="simple" xlink:href="#__RefHeading___Toc41458_2781160866" text:style-name="Index_20_Link" text:visited-style-name="Index_20_Link">Clear Animation Data<text:tab/>15</text:a></text:p>
          <text:p text:style-name="P97"><text:soft-page-break/><text:a xlink:type="simple" xlink:href="#__RefHeading___Toc41460_2781160866" text:style-name="Index_20_Link" text:visited-style-name="Index_20_Link">Set Action<text:tab/>15</text:a></text:p>
          <text:p text:style-name="P97"><text:a xlink:type="simple" xlink:href="#__RefHeading___Toc41462_2781160866" text:style-name="Index_20_Link" text:visited-style-name="Index_20_Link">Unlink Action<text:tab/>16</text:a></text:p>
          <text:p text:style-name="P97"><text:a xlink:type="simple" xlink:href="#__RefHeading___Toc41464_2781160866" text:style-name="Index_20_Link" text:visited-style-name="Index_20_Link">Refresh Drivers<text:tab/>16</text:a></text:p>
          <text:p text:style-name="P97"><text:a xlink:type="simple" xlink:href="#__RefHeading___Toc41466_2781160866" text:style-name="Index_20_Link" text:visited-style-name="Index_20_Link">Clear Drivers<text:tab/>16</text:a></text:p>
          <text:p text:style-name="P95"><text:a xlink:type="simple" xlink:href="#__RefHeading___Toc1990_1986333677" text:style-name="Index_20_Link" text:visited-style-name="Index_20_Link">Level Restrictions<text:tab/>16</text:a></text:p>
          <text:p text:style-name="P97"><text:a xlink:type="simple" xlink:href="#__RefHeading___Toc1674_395012967" text:style-name="Index_20_Link" text:visited-style-name="Index_20_Link">Selectability<text:tab/>16</text:a></text:p>
          <text:p text:style-name="P97"><text:a xlink:type="simple" xlink:href="#__RefHeading___Toc1676_395012967" text:style-name="Index_20_Link" text:visited-style-name="Index_20_Link">Hide from Viewport<text:tab/>16</text:a></text:p>
          <text:p text:style-name="P97"><text:a xlink:type="simple" xlink:href="#__RefHeading___Toc1678_395012967" text:style-name="Index_20_Link" text:visited-style-name="Index_20_Link">Hide from Render<text:tab/>16</text:a></text:p>
          <text:p text:style-name="P95"><text:a xlink:type="simple" xlink:href="#__RefHeading___Toc577_3501098584" text:style-name="Index_20_Link" text:visited-style-name="Index_20_Link">Scenes Mode<text:tab/>16</text:a></text:p>
          <text:p text:style-name="P95"><text:a xlink:type="simple" xlink:href="#__RefHeading___Toc1413_4165511858" text:style-name="Index_20_Link" text:visited-style-name="Index_20_Link">View Layer Mode<text:tab/>17</text:a></text:p>
          <text:p text:style-name="P96"><text:a xlink:type="simple" xlink:href="#__RefHeading___Toc7678_3030942068" text:style-name="Index_20_Link" text:visited-style-name="Index_20_Link">Collection Menu<text:tab/>17</text:a></text:p>
          <text:p text:style-name="P97"><text:a xlink:type="simple" xlink:href="#__RefHeading___Toc3317_3594847732" text:style-name="Index_20_Link" text:visited-style-name="Index_20_Link">Move to Collection<text:tab/>17</text:a></text:p>
          <text:p text:style-name="P98"><text:a xlink:type="simple" xlink:href="#__RefHeading___Toc4136_2674396238" text:style-name="Index_20_Link" text:visited-style-name="Index_20_Link">Last Operator Move to Collection<text:tab/>17</text:a></text:p>
          <text:p text:style-name="P99"><text:a xlink:type="simple" xlink:href="#__RefHeading___Toc4138_2674396238" text:style-name="Index_20_Link" text:visited-style-name="Index_20_Link">Name<text:tab/>17</text:a></text:p>
          <text:p text:style-name="P97"><text:a xlink:type="simple" xlink:href="#__RefHeading___Toc3319_3594847732" text:style-name="Index_20_Link" text:visited-style-name="Index_20_Link">Link to Collection<text:tab/>17</text:a></text:p>
          <text:p text:style-name="P98"><text:a xlink:type="simple" xlink:href="#__RefHeading___Toc7680_3030942068" text:style-name="Index_20_Link" text:visited-style-name="Index_20_Link">Last Operator Link to Collection<text:tab/>17</text:a></text:p>
          <text:p text:style-name="P99"><text:a xlink:type="simple" xlink:href="#__RefHeading___Toc4142_2674396238" text:style-name="Index_20_Link" text:visited-style-name="Index_20_Link">Name<text:tab/>17</text:a></text:p>
          <text:p text:style-name="P96"><text:a xlink:type="simple" xlink:href="#__RefHeading___Toc3323_3594847732" text:style-name="Index_20_Link" text:visited-style-name="Index_20_Link">Remove From Collection<text:tab/>18</text:a></text:p>
          <text:p text:style-name="P96"><text:a xlink:type="simple" xlink:href="#__RefHeading___Toc3325_3594847732" text:style-name="Index_20_Link" text:visited-style-name="Index_20_Link">Remove From all Unlinked Collections<text:tab/>18</text:a></text:p>
          <text:p text:style-name="P96"><text:a xlink:type="simple" xlink:href="#__RefHeading___Toc3327_3594847732" text:style-name="Index_20_Link" text:visited-style-name="Index_20_Link">Add selected To Active Collection<text:tab/>18</text:a></text:p>
          <text:p text:style-name="P96"><text:a xlink:type="simple" xlink:href="#__RefHeading___Toc3329_3594847732" text:style-name="Index_20_Link" text:visited-style-name="Index_20_Link">Remove Selected From Active Collection<text:tab/>18</text:a></text:p>
          <text:p text:style-name="P96"><text:a xlink:type="simple" xlink:href="#__RefHeading___Toc2145_2200851745" text:style-name="Index_20_Link" text:visited-style-name="Index_20_Link">Add Collection<text:tab/>18</text:a></text:p>
          <text:p text:style-name="P96"><text:a xlink:type="simple" xlink:href="#__RefHeading___Toc1415_4165511858" text:style-name="Index_20_Link" text:visited-style-name="Index_20_Link">Filter<text:tab/>18</text:a></text:p>
          <text:p text:style-name="P97"><text:a xlink:type="simple" xlink:href="#__RefHeading___Toc1994_1986333677" text:style-name="Index_20_Link" text:visited-style-name="Index_20_Link">Restriction Toggles<text:tab/>18</text:a></text:p>
          <text:p text:style-name="P98"><text:a xlink:type="simple" xlink:href="#__RefHeading___Toc2491_4076696264" text:style-name="Index_20_Link" text:visited-style-name="Index_20_Link">Exclude from View Layer<text:tab/>18</text:a></text:p>
          <text:p text:style-name="P98"><text:a xlink:type="simple" xlink:href="#__RefHeading___Toc2493_4076696264" text:style-name="Index_20_Link" text:visited-style-name="Index_20_Link">Selectable<text:tab/>19</text:a></text:p>
          <text:p text:style-name="P98"><text:a xlink:type="simple" xlink:href="#__RefHeading___Toc2495_4076696264" text:style-name="Index_20_Link" text:visited-style-name="Index_20_Link">Hide in Viewport<text:tab/>19</text:a></text:p>
          <text:p text:style-name="P98"><text:a xlink:type="simple" xlink:href="#__RefHeading___Toc2497_4076696264" text:style-name="Index_20_Link" text:visited-style-name="Index_20_Link">Disable in Viewport<text:tab/>19</text:a></text:p>
          <text:p text:style-name="P98"><text:a xlink:type="simple" xlink:href="#__RefHeading___Toc2499_4076696264" text:style-name="Index_20_Link" text:visited-style-name="Index_20_Link">Disable in Renders<text:tab/>19</text:a></text:p>
          <text:p text:style-name="P98"><text:a xlink:type="simple" xlink:href="#__RefHeading___Toc2501_4076696264" text:style-name="Index_20_Link" text:visited-style-name="Index_20_Link">Holdout<text:tab/>19</text:a></text:p>
          <text:p text:style-name="P98"><text:a xlink:type="simple" xlink:href="#__RefHeading___Toc2503_4076696264" text:style-name="Index_20_Link" text:visited-style-name="Index_20_Link">Indirect only<text:tab/>19</text:a></text:p>
          <text:p text:style-name="P97"><text:a xlink:type="simple" xlink:href="#__RefHeading___Toc1996_1986333677" text:style-name="Index_20_Link" text:visited-style-name="Index_20_Link">Sort Alphabetically<text:tab/>19</text:a></text:p>
          <text:p text:style-name="P97"><text:a xlink:type="simple" xlink:href="#__RefHeading___Toc1998_1986333677" text:style-name="Index_20_Link" text:visited-style-name="Index_20_Link">Sync Selection<text:tab/>19</text:a></text:p>
          <text:p text:style-name="P97"><text:a xlink:type="simple" xlink:href="#__RefHeading___Toc2505_4076696264" text:style-name="Index_20_Link" text:visited-style-name="Index_20_Link">Show Mode Column<text:tab/>19</text:a></text:p>
          <text:p text:style-name="P97"><text:a xlink:type="simple" xlink:href="#__RefHeading___Toc2000_1986333677" text:style-name="Index_20_Link" text:visited-style-name="Index_20_Link">Search<text:tab/>19</text:a></text:p>
          <text:p text:style-name="P98"><text:a xlink:type="simple" xlink:href="#__RefHeading___Toc1425_4165511858" text:style-name="Index_20_Link" text:visited-style-name="Index_20_Link">Exact Match Search<text:tab/>19</text:a></text:p>
          <text:p text:style-name="P98"><text:a xlink:type="simple" xlink:href="#__RefHeading___Toc1427_4165511858" text:style-name="Index_20_Link" text:visited-style-name="Index_20_Link">Case Sensitive Search<text:tab/>19</text:a></text:p>
          <text:p text:style-name="P97"><text:a xlink:type="simple" xlink:href="#__RefHeading___Toc1433_4165511858" text:style-name="Index_20_Link" text:visited-style-name="Index_20_Link">Filter<text:tab/>19</text:a></text:p>
          <text:p text:style-name="P98"><text:a xlink:type="simple" xlink:href="#__RefHeading___Toc1435_4165511858" text:style-name="Index_20_Link" text:visited-style-name="Index_20_Link">Object State Filter<text:tab/>20</text:a></text:p>
          <text:p text:style-name="P95"><text:a xlink:type="simple" xlink:href="#__RefHeading___Toc1697_395012967" text:style-name="Index_20_Link" text:visited-style-name="Index_20_Link">Sequence Mode<text:tab/>20</text:a></text:p>
          <text:p text:style-name="P96"><text:a xlink:type="simple" xlink:href="#__RefHeading___Toc2059_2295829155" text:style-name="Index_20_Link" text:visited-style-name="Index_20_Link">Sync Outliner Selection<text:tab/>20</text:a></text:p>
          <text:p text:style-name="P95"><text:a xlink:type="simple" xlink:href="#__RefHeading___Toc1699_395012967" text:style-name="Index_20_Link" text:visited-style-name="Index_20_Link">Blender File Mode<text:tab/>20</text:a></text:p>
          <text:p text:style-name="P96"><text:a xlink:type="simple" xlink:href="#__RefHeading___Toc1722_395012967" text:style-name="Index_20_Link" text:visited-style-name="Index_20_Link">Filter<text:tab/>20</text:a></text:p>
          <text:p text:style-name="P98"><text:a xlink:type="simple" xlink:href="#__RefHeading___Toc1724_395012967" text:style-name="Index_20_Link" text:visited-style-name="Index_20_Link">Filter ID Type<text:tab/>20</text:a></text:p>
          <text:p text:style-name="P95"><text:a xlink:type="simple" xlink:href="#__RefHeading___Toc1770_1749843591" text:style-name="Index_20_Link" text:visited-style-name="Index_20_Link">Data API Mode<text:tab/>21</text:a></text:p>
          <text:p text:style-name="P96"><text:a xlink:type="simple" xlink:href="#__RefHeading___Toc1772_1749843591" text:style-name="Index_20_Link" text:visited-style-name="Index_20_Link">Header tools<text:tab/>21</text:a></text:p>
          <text:p text:style-name="P97"><text:a xlink:type="simple" xlink:href="#__RefHeading___Toc1774_1749843591" text:style-name="Index_20_Link" text:visited-style-name="Index_20_Link">Edit Menu<text:tab/>21</text:a></text:p>
          <text:p text:style-name="P98"><text:a xlink:type="simple" xlink:href="#__RefHeading___Toc1776_1749843591" text:style-name="Index_20_Link" text:visited-style-name="Index_20_Link">Keying Set Add Selected<text:tab/>21</text:a></text:p>
          <text:p text:style-name="P98"><text:a xlink:type="simple" xlink:href="#__RefHeading___Toc1778_1749843591" text:style-name="Index_20_Link" text:visited-style-name="Index_20_Link">Keying Set Remove Selected<text:tab/>21</text:a></text:p>
          <text:p text:style-name="P98"><text:a xlink:type="simple" xlink:href="#__RefHeading___Toc1780_1749843591" text:style-name="Index_20_Link" text:visited-style-name="Index_20_Link">Add Drivers to Selected<text:tab/>21</text:a></text:p>
          <text:p text:style-name="P98"><text:a xlink:type="simple" xlink:href="#__RefHeading___Toc1782_1749843591" text:style-name="Index_20_Link" text:visited-style-name="Index_20_Link">Delete Drivers for Selected<text:tab/>21</text:a></text:p>
          <text:p text:style-name="P97"><text:a xlink:type="simple" xlink:href="#__RefHeading___Toc7724_3221167308" text:style-name="Index_20_Link" text:visited-style-name="Index_20_Link">Set Keying set<text:tab/>21</text:a></text:p>
          <text:p text:style-name="P97"><text:a xlink:type="simple" xlink:href="#__RefHeading___Toc7726_3221167308" text:style-name="Index_20_Link" text:visited-style-name="Index_20_Link">Add keyframe<text:tab/>21</text:a></text:p>
          <text:p text:style-name="P97"><text:soft-page-break/><text:a xlink:type="simple" xlink:href="#__RefHeading___Toc7728_3221167308" text:style-name="Index_20_Link" text:visited-style-name="Index_20_Link">Remove keyframe<text:tab/>21</text:a></text:p>
          <text:p text:style-name="P95"><text:a xlink:type="simple" xlink:href="#__RefHeading___Toc1786_1749843591" text:style-name="Index_20_Link" text:visited-style-name="Index_20_Link">Orphan Mode<text:tab/>22</text:a></text:p>
          <text:p text:style-name="P97"><text:a xlink:type="simple" xlink:href="#__RefHeading___Toc2147_2200851745" text:style-name="Index_20_Link" text:visited-style-name="Index_20_Link">Purge<text:tab/>22</text:a></text:p>
          <text:p text:style-name="P96"><text:a xlink:type="simple" xlink:href="#__RefHeading___Toc1788_1749843591" text:style-name="Index_20_Link" text:visited-style-name="Index_20_Link">Filter<text:tab/>22</text:a></text:p>
          <text:p text:style-name="P98"><text:a xlink:type="simple" xlink:href="#__RefHeading___Toc1724_3950129671" text:style-name="Index_20_Link" text:visited-style-name="Index_20_Link">Filter ID Type<text:tab/>22</text:a></text:p>
          <text:p text:style-name="P96"><text:a xlink:type="simple" xlink:href="#__RefHeading___Toc1908_1982909425" text:style-name="Index_20_Link" text:visited-style-name="Index_20_Link">Status column<text:tab/>22</text:a></text:p>
          <text:p text:style-name="P95"><text:a xlink:type="simple" xlink:href="#__RefHeading___Toc623_2213603838" text:style-name="Index_20_Link" text:visited-style-name="Index_20_Link">Hotkey only functionality<text:tab/>23</text:a></text:p>
          <text:p text:style-name="P96"><text:a xlink:type="simple" xlink:href="#__RefHeading___Toc41468_2781160866" text:style-name="Index_20_Link" text:visited-style-name="Index_20_Link">Insert Keyframe - I<text:tab/>23</text:a></text:p>
          <text:p text:style-name="P96"><text:a xlink:type="simple" xlink:href="#__RefHeading___Toc41470_2781160866" text:style-name="Index_20_Link" text:visited-style-name="Index_20_Link">Delete Keying Set Keyframe - Alt I<text:tab/>23</text:a></text:p>
          <text:p text:style-name="P96"><text:a xlink:type="simple" xlink:href="#__RefHeading___Toc36490_1243114827" text:style-name="Index_20_Link" text:visited-style-name="Index_20_Link">Hide - H<text:tab/>23</text:a></text:p>
          <text:p text:style-name="P96"><text:a xlink:type="simple" xlink:href="#__RefHeading___Toc36492_1243114827" text:style-name="Index_20_Link" text:visited-style-name="Index_20_Link">Unhide - Alt H<text:tab/>23</text:a></text:p>
        </text:index-body>
      </text:table-of-content>
      <text:p text:style-name="P11"/>
      <text:p text:style-name="P11"/>
      <text:p text:style-name="P11"/>
      <text:p text:style-name="P2"/>
      <table:table table:name="Tabelle1" table:style-name="Tabelle1">
        <table:table-column table:style-name="Tabelle1.A"/>
        <table:table-row table:style-name="TableLine2948718372048">
          <table:table-cell table:style-name="Tabelle1.A1" office:value-type="string">
            <text:h text:style-name="P108" text:outline-level="1"><text:bookmark-start text:name="__RefHeading___Toc892_761696535"/>Outliner<text:bookmark-end text:name="__RefHeading___Toc892_761696535"/></text:h>
          </table:table-cell>
        </table:table-row>
      </table:table>
      <text:p text:style-name="P85"/>
      <text:p text:style-name="P86"><draw:frame draw:style-name="fr1" draw:name="Bild1" text:anchor-type="paragraph" svg:y="0.138cm" svg:width="5.791cm" svg:height="4.941cm" draw:z-index="0"><draw:image xlink:href="Pictures/100002010000015600000124989768EDE541947A.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ies the scene data.<text:span text:style-name="T2"> This also includes things like brushes, textures and materials.</text:span></text:p>
      <text:p text:style-name="P87"/>
      <text:p text:style-name="P86">The outliner not only lists the data. But you can modify the data in various ways. And it has more than one mode. We will go through them, one by one.</text:p>
      <text:p text:style-name="P86"/>
      <text:p text:style-name="P86">The outliner has some context menus that are available by a right click at an element. We will also cover them, one by one.</text:p>
      <text:h text:style-name="Heading_20_2" text:outline-level="2"><text:bookmark-start text:name="__RefHeading___Toc1670_395012967"/><text:span text:style-name="T8">General h</text:span>otkey functionality<text:bookmark-end text:name="__RefHeading___Toc1670_395012967"/></text:h>
      <text:p text:style-name="P35">There is some general hotkey functionality that works across the whole interface. And so it works in the outliner too.</text:p>
      <text:p text:style-name="P45">Left click at an object selects it.<text:span text:style-name="T15"> When you select an object in the outliner, then it is also selected in the scene.</text:span></text:p>
      <text:p text:style-name="P46"><draw:frame draw:style-name="fr5" draw:name="Bild42" text:anchor-type="paragraph" svg:x="12.723cm" svg:y="0.018cm" svg:width="5.81cm" svg:height="3.221cm" draw:z-index="33"><draw:image xlink:href="Pictures/1000020100000157000000BE70272904D08BFBDC.png" xlink:type="simple" xlink:show="embed" xlink:actuate="onLoad" loext:mime-type="image/png"/></draw:frame>Dragging the mouse with left click box selects.</text:p>
      <text:p text:style-name="P46"/>
      <text:p text:style-name="P46"/>
      <text:p text:style-name="P46"/>
      <text:p text:style-name="P46"/>
      <text:p text:style-name="P35"><text:span text:style-name="T15">Like in the 3D view, </text:span>Shift + LMB adds to the selection, or can remove the clicked object from the selection<text:span text:style-name="T12">.</text:span></text:p>
      <text:p text:style-name="P35"><draw:frame draw:style-name="fr1" draw:name="Bild36" text:anchor-type="paragraph" svg:y="0.259cm" svg:width="5.77cm" svg:height="1.05cm" draw:z-index="26"><draw:image xlink:href="Pictures/10000201000001550000003EBE0DC39B736520D1.png" xlink:type="simple" xlink:show="embed" xlink:actuate="onLoad" loext:mime-type="image/png"/></draw:frame>Ctrt+LMB enters the rename mode for the object. You can also double click at it. In both cases the text becomes editable.</text:p>
      <text:p text:style-name="P35"><text:soft-page-break/>You can drag objects into the hierarchy of other objects, and make them a child object by that.</text:p>
      <text:p text:style-name="P57">You can navigate with the arrow buttons. Holding shift while navigating with the arrow buttons will extend the selection.</text:p>
      <text:p text:style-name="P58">Delete hotkey deletes the selected items. Also selected collections.</text:p>
      <text:h text:style-name="P115" text:outline-level="2"><draw:frame draw:style-name="fr1" draw:name="Bild3" text:anchor-type="paragraph" svg:y="0.827cm" svg:width="5.821cm" svg:height="3.2cm" draw:z-index="23"><draw:image xlink:href="Pictures/1000020100000158000000BD34AB402ECD3A2FF8.png" xlink:type="simple" xlink:show="embed" xlink:actuate="onLoad" loext:mime-type="image/png"/></draw:frame><text:bookmark-start text:name="__RefHeading___Toc1693_395012967"/>Extended Functionality<text:bookmark-end text:name="__RefHeading___Toc1693_395012967"/></text:h>
      <text:p text:style-name="P35">The outliner has some extended functionality in some modes. </text:p>
      <text:p text:style-name="P41">Objects with a<text:span text:style-name="T23">n arrow</text:span> sign at the left are hierarchical objects. Hierarchy can be expanded and collapsed by clicking at the + and - signs.</text:p>
      <text:p text:style-name="P35">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6">Collections are containers that can contain objects or anything else in the scene. They can also include collections, and are fully recursive.</text:p>
      <table:table table:name="Tabelle3" table:style-name="Tabelle3">
        <table:table-column table:style-name="Tabelle3.A"/>
        <table:table-row table:style-name="TableLine2948718367440">
          <table:table-cell table:style-name="Tabelle3.A1" office:value-type="string">
            <text:h text:style-name="P109" text:outline-level="1"><text:bookmark-start text:name="__RefHeading___Toc405_3680197763"/>Header - All Modes<text:bookmark-end text:name="__RefHeading___Toc405_3680197763"/></text:h>
          </table:table-cell>
        </table:table-row>
      </table:table>
      <text:p text:style-name="P74"/>
      <text:p text:style-name="P74">The header content changes, dependent of the display mode. Here we list the elements that are available in all display modes.</text:p>
      <text:h text:style-name="Heading_20_2" text:outline-level="2"><draw:frame draw:style-name="fr5" draw:name="Bild7" text:anchor-type="paragraph" svg:x="12.502cm" svg:y="0.183cm" svg:width="6.1cm" svg:height="5.11cm" draw:z-index="1"><draw:image xlink:href="Pictures/100002010000015A00000122FE90A5784490A029.png" xlink:type="simple" xlink:show="embed" xlink:actuate="onLoad" loext:mime-type="image/png"/></draw:frame><text:bookmark-start text:name="__RefHeading___Toc407_3680197763"/>Switch to Properties Editor<text:span text:style-name="T1"> / Outliner</text:span><text:bookmark-end text:name="__RefHeading___Toc407_3680197763"/></text:h>
      <text:p text:style-name="P22">Sometimes you want to switch from Outliner to the Properties Editor, or vice versa. <text:span text:style-name="T9">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2"/>
      <text:h text:style-name="Heading_20_2" text:outline-level="2"><text:bookmark-start text:name="__RefHeading___Toc409_3680197763"/>Display Mode<text:bookmark-end text:name="__RefHeading___Toc409_3680197763"/></text:h>
      <text:p text:style-name="P22"><draw:frame draw:style-name="fr1" draw:name="Bild8" text:anchor-type="paragraph" svg:y="-0.067cm" svg:width="3.3cm" svg:height="3.42cm" draw:z-index="2"><draw:image xlink:href="Pictures/10000201000000BB000000C2B312CF381FAFC08A.png" xlink:type="simple" xlink:show="embed" xlink:actuate="onLoad" loext: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2"/>
      <text:p text:style-name="P22"/>
      <text:h text:style-name="Heading_20_2" text:outline-level="2"><draw:frame draw:style-name="fr1" draw:name="Bild9" text:anchor-type="paragraph" svg:y="0.356cm" svg:width="3.44cm" svg:height="4.47cm" draw:z-index="3"><draw:image xlink:href="Pictures/10000201000000CB0000010856AD206DA84BEF53.png" xlink:type="simple" xlink:show="embed" xlink:actuate="onLoad" loext:mime-type="image/png"/></draw:frame><text:bookmark-start text:name="__RefHeading___Toc411_3680197763"/><text:soft-page-break/>View Menu<text:bookmark-end text:name="__RefHeading___Toc411_3680197763"/></text:h>
      <text:p text:style-name="P22">The View menu contains general view related functionality.</text:p>
      <text:p text:style-name="P22"/>
      <text:p text:style-name="P22"/>
      <text:p text:style-name="P22"/>
      <text:p text:style-name="P22"/>
      <text:h text:style-name="Heading_20_3" text:outline-level="3"><draw:frame draw:style-name="fr1" draw:name="Bild10" text:anchor-type="paragraph" svg:y="0.198cm" svg:width="5.77cm" svg:height="1.3cm" draw:z-index="4"><draw:image xlink:href="Pictures/10000201000001550000004D2C7DC02655D18439.png" xlink:type="simple" xlink:show="embed" xlink:actuate="onLoad" loext:mime-type="image/png"/></draw:frame><text:bookmark-start text:name="__RefHeading___Toc413_3680197763"/>Show Active<text:bookmark-end text:name="__RefHeading___Toc413_3680197763"/></text:h>
      <text:p text:style-name="P22">Centers the view of the list to the active object.</text:p>
      <text:p text:style-name="P22"/>
      <text:p text:style-name="P22"/>
      <text:h text:style-name="Heading_20_3" text:outline-level="3"><draw:frame draw:style-name="fr1" draw:name="Bild11" text:anchor-type="paragraph" svg:y="0.129cm" svg:width="5.791cm" svg:height="3.54cm" draw:z-index="5"><draw:image xlink:href="Pictures/1000020100000156000000D119EAA36F119B79BF.png" xlink:type="simple" xlink:show="embed" xlink:actuate="onLoad" loext:mime-type="image/png"/></draw:frame><text:bookmark-start text:name="__RefHeading___Toc415_3680197763"/>Show One Level<text:bookmark-end text:name="__RefHeading___Toc415_3680197763"/></text:h>
      <text:p text:style-name="P22">Expands the list hierarchy level by one.</text:p>
      <text:h text:style-name="Heading_20_3" text:outline-level="3"><text:bookmark-start text:name="__RefHeading___Toc417_3680197763"/>Hide One Level<text:bookmark-end text:name="__RefHeading___Toc417_3680197763"/></text:h>
      <text:p text:style-name="P22">Collapses the list hierarchy level by one.</text:p>
      <text:h text:style-name="P122" text:outline-level="3"><text:bookmark-start text:name="__RefHeading___Toc557_3501098584"/>Expand / Collapse All<text:bookmark-end text:name="__RefHeading___Toc557_3501098584"/></text:h>
      <text:p text:style-name="P23">Expands or collapses all collapsed hierarchy. It's a toggle</text:p>
      <text:h text:style-name="Heading_20_3" text:outline-level="3"><text:bookmark-start text:name="__RefHeading___Toc419_3680197763"/>Show Hierarchy<text:bookmark-end text:name="__RefHeading___Toc419_3680197763"/></text:h>
      <text:p text:style-name="P22">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70272904D08BFBDC.png" xlink:type="simple" xlink:show="embed" xlink:actuate="onLoad" loext:mime-type="image/png"/></draw:frame><text:bookmark-start text:name="__RefHeading___Toc421_3680197763"/>Box Select<text:bookmark-end text:name="__RefHeading___Toc421_3680197763"/></text:h>
      <text:p text:style-name="P23">Box select items in the list.</text:p>
      <text:h text:style-name="Heading_20_3" text:outline-level="3"><text:bookmark-start text:name="__RefHeading___Toc425_3680197763"/>Select All<text:bookmark-end text:name="__RefHeading___Toc425_3680197763"/></text:h>
      <text:p text:style-name="P23">Select all items in the list.</text:p>
      <text:h text:style-name="Heading_20_3" text:outline-level="3"><text:bookmark-start text:name="__RefHeading___Toc427_3680197763"/>Deselect All<text:bookmark-end text:name="__RefHeading___Toc427_3680197763"/></text:h>
      <text:p text:style-name="P23">Deselect all items in the list.</text:p>
      <text:h text:style-name="Heading_20_3" text:outline-level="3"><text:bookmark-start text:name="__RefHeading___Toc429_3680197763"/>Invert Selection<text:bookmark-end text:name="__RefHeading___Toc429_3680197763"/></text:h>
      <text:p text:style-name="P23">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43F4B4E91D582152.png" xlink:type="simple" xlink:show="embed" xlink:actuate="onLoad" loext:mime-type="image/png"/></draw:frame><text:bookmark-start text:name="__RefHeading___Toc431_3680197763"/><text:soft-page-break/>Area<text:bookmark-end text:name="__RefHeading___Toc431_3680197763"/></text:h>
      <text:p text:style-name="P23">Area is a menu with window related settings.</text:p>
      <text:h text:style-name="Heading_20_4" text:outline-level="4"><text:bookmark-start text:name="__RefHeading___Toc559_3501098584"/>Horizontal Split<text:bookmark-end text:name="__RefHeading___Toc559_3501098584"/></text:h>
      <text:p text:style-name="P23">Splits the editor horizontally into two editors.</text:p>
      <text:h text:style-name="Heading_20_4" text:outline-level="4"><text:bookmark-start text:name="__RefHeading___Toc561_3501098584"/>Vertical Split<text:bookmark-end text:name="__RefHeading___Toc561_3501098584"/></text:h>
      <text:p text:style-name="P23">Splits the editor vertically into two editors.</text:p>
      <text:h text:style-name="Heading_20_4" text:outline-level="4"><text:bookmark-start text:name="__RefHeading___Toc563_3501098584"/>Duplicate Area into new Window<text:bookmark-end text:name="__RefHeading___Toc563_3501098584"/></text:h>
      <text:p text:style-name="P23">Creates a floating window out of the current editor</text:p>
      <text:h text:style-name="Heading_20_4" text:outline-level="4"><text:bookmark-start text:name="__RefHeading___Toc565_3501098584"/>Toggle Maximize Area<text:bookmark-end text:name="__RefHeading___Toc565_3501098584"/></text:h>
      <text:p text:style-name="P24">Displays the editor maximized with menus.</text:p>
      <text:p text:style-name="P24">To return to split view press hotkey Ctrl Up Arrow, or reuse the menu item in the View menu.</text:p>
      <text:h text:style-name="Heading_20_4" text:outline-level="4"><text:bookmark-start text:name="__RefHeading___Toc567_3501098584"/>Toggle Fullscreen Area<text:bookmark-end text:name="__RefHeading___Toc567_3501098584"/></text:h>
      <text:p text:style-name="P24">Displays the editor maximized without menus.</text:p>
      <text:p text:style-name="P24">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791cm" svg:height="0.88cm" draw:z-index="8"><draw:image xlink:href="Pictures/1000020100000156000000347164DE6A5761857B.png" xlink:type="simple" xlink:show="embed" xlink:actuate="onLoad" loext:mime-type="image/png"/></draw:frame><text:bookmark-start text:name="__RefHeading___Toc569_3501098584"/>Search Field<text:bookmark-end text:name="__RefHeading___Toc569_3501098584"/></text:h>
      <text:p text:style-name="P43">Search for specific terms in the list. When the search term matches a name in the list, then the list will center at the first entry with the match.</text:p>
      <text:p text:style-name="P44">This search field is collapsible, and closed by default to free some UI space.</text:p>
      <text:p text:style-name="P44"/>
      <table:table table:name="Tabelle6" table:style-name="Tabelle6">
        <table:table-column table:style-name="Tabelle6.A"/>
        <table:table-row table:style-name="TableLine2948721657104">
          <table:table-cell table:style-name="Tabelle6.A1" office:value-type="string">
            <text:h text:style-name="P110"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ent at what data you right click.</text:p>
      <text:p text:style-name="P4"/>
      <text:h text:style-name="Heading_20_2" text:outline-level="2"><draw:frame draw:style-name="fr1" draw:name="Bild17" text:anchor-type="paragraph" svg:y="0.564cm" svg:width="3.08cm" svg:height="0.981cm" draw:z-index="10"><draw:image xlink:href="Pictures/10000201000000B60000003A7E0BC6A972AA91E9.png" xlink:type="simple" xlink:show="embed" xlink:actuate="onLoad" loext:mime-type="image/png"/></draw:frame><text:bookmark-start text:name="__RefHeading___Toc868_3511420670"/>Outliner Scene Operation<text:bookmark-end text:name="__RefHeading___Toc868_3511420670"/></text:h>
      <text:p text:style-name="P25">This menu appears when you right click at a scene in Scene mode.</text:p>
      <text:h text:style-name="Heading_20_3" text:outline-level="3"><text:bookmark-start text:name="__RefHeading___Toc870_3511420670"/>Delete<text:bookmark-end text:name="__RefHeading___Toc870_3511420670"/></text:h>
      <text:p text:style-name="P25">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9711C8C679FF2FEA.png" xlink:type="simple" xlink:show="embed" xlink:actuate="onLoad" loext:mime-type="image/png"/></draw:frame><text:bookmark-start text:name="__RefHeading___Toc872_3511420670"/><text:soft-page-break/>Outliner Data Operation<text:bookmark-end text:name="__RefHeading___Toc872_3511420670"/></text:h>
      <text:p text:style-name="P26">This menu appears at various object types and when you <text:span text:style-name="T6">for example </text:span>right click at the View Layer.<text:span text:style-name="T6"> It also appears at objects in Data API mode.</text:span></text:p>
      <text:p text:style-name="P32"><draw:frame draw:style-name="fr6" draw:name="Bild19" text:anchor-type="paragraph" svg:y="0.254cm" svg:width="2.589cm" svg:height="0.39cm" draw:z-index="12"><draw:image xlink:href="Pictures/10000201000000990000001814C8A3EBF59DA79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6">Select the current element.</text:p>
      <text:h text:style-name="Heading_20_3" text:outline-level="3"><text:bookmark-start text:name="__RefHeading___Toc876_3511420670"/>Deselect<text:bookmark-end text:name="__RefHeading___Toc876_3511420670"/></text:h>
      <text:p text:style-name="P26">Deselect the current element.</text:p>
      <text:h text:style-name="Heading_20_3" text:outline-level="3"><text:bookmark-start text:name="__RefHeading___Toc878_3511420670"/>Hide<text:bookmark-end text:name="__RefHeading___Toc878_3511420670"/></text:h>
      <text:p text:style-name="P26">Hides the current element.</text:p>
      <text:h text:style-name="Heading_20_3" text:outline-level="3"><text:bookmark-start text:name="__RefHeading___Toc880_3511420670"/>Unhide<text:bookmark-end text:name="__RefHeading___Toc880_3511420670"/></text:h>
      <text:p text:style-name="P26">Unhides the current element.</text:p>
      <text:h text:style-name="Heading_20_3" text:outline-level="3"><text:bookmark-start text:name="__RefHeading___Toc882_3511420670"/>Select Linked<text:bookmark-end text:name="__RefHeading___Toc882_3511420670"/></text:h>
      <text:p text:style-name="P26">Selects the linked elements.</text:p>
      <text:p text:style-name="Horizontal_20_Line"/>
      <text:h text:style-name="Heading_20_2" text:outline-level="2"><draw:frame draw:style-name="fr1" draw:name="Bild21" text:anchor-type="paragraph" svg:y="0.123cm" svg:width="4.32cm" svg:height="7.691cm" draw:z-index="13"><draw:image xlink:href="Pictures/10000201000000FF000001C62E305CC776271E5C.png" xlink:type="simple" xlink:show="embed" xlink:actuate="onLoad" loext:mime-type="image/png"/></draw:frame><text:bookmark-start text:name="__RefHeading___Toc884_3511420670"/>Collection<text:bookmark-end text:name="__RefHeading___Toc884_3511420670"/></text:h>
      <text:p text:style-name="P5">This menu appears when you right click at a collection. Clicking at a Scene collection will just give you a New menu item. Clicking at the Collection item lower in the hierarchy will give you a bigger menu then.</text:p>
      <text:p text:style-name="P19"/>
      <text:h text:style-name="Heading_20_3" text:outline-level="3"><text:bookmark-start text:name="__RefHeading___Toc886_3511420670"/>New<text:bookmark-end text:name="__RefHeading___Toc886_3511420670"/></text:h>
      <text:p text:style-name="P5">Create a new scene collection.</text:p>
      <text:p text:style-name="P5"/>
      <text:h text:style-name="P123" text:outline-level="3"><text:bookmark-start text:name="__RefHeading___Toc1966_1986333677"/>New Nested<text:bookmark-end text:name="__RefHeading___Toc1966_1986333677"/></text:h>
      <text:p text:style-name="P46">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6">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6">Recursively duplicate the selected collection, all its children and objects, including linked object data.</text:p>
      <text:h text:style-name="Heading_20_3" text:outline-level="3"><text:bookmark-start text:name="__RefHeading___Toc1968_1986333677"/><text:soft-page-break/>Copy<text:bookmark-end text:name="__RefHeading___Toc1968_1986333677"/></text:h>
      <text:p text:style-name="P46">Copies the collection.</text:p>
      <text:h text:style-name="Heading_20_3" text:outline-level="3"><text:bookmark-start text:name="__RefHeading___Toc1970_1986333677"/>Paste<text:bookmark-end text:name="__RefHeading___Toc1970_1986333677"/></text:h>
      <text:p text:style-name="P46">Pastes a copied collection.</text:p>
      <text:h text:style-name="Heading_20_3" text:outline-level="3"><text:bookmark-start text:name="__RefHeading___Toc892_3511420670"/>Delete<text:bookmark-end text:name="__RefHeading___Toc892_3511420670"/></text:h>
      <text:p text:style-name="P26">Delete the collection. Objects in the hierarchy will remain.</text:p>
      <text:h text:style-name="Heading_20_3" text:outline-level="3"><text:bookmark-start text:name="__RefHeading___Toc894_3511420670"/>Delete Hierarchy<text:bookmark-end text:name="__RefHeading___Toc894_3511420670"/></text:h>
      <text:p text:style-name="P26">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6">Select the objects in the collection.</text:p>
      <text:h text:style-name="Heading_20_3" text:outline-level="3"><text:bookmark-start text:name="__RefHeading___Toc898_3511420670"/>Deselect Objects<text:bookmark-end text:name="__RefHeading___Toc898_3511420670"/></text:h>
      <text:p text:style-name="P26">Deselect the objects in the collection.</text:p>
      <text:h text:style-name="Heading_20_3" text:outline-level="3"><text:bookmark-start text:name="__RefHeading___Toc900_3511420670"/>Instance to Scene<text:bookmark-end text:name="__RefHeading___Toc900_3511420670"/></text:h>
      <text:p text:style-name="P26">Instance selected collections to the active scene.</text:p>
      <text:h text:style-name="Heading_20_3" text:outline-level="3"><text:bookmark-start text:name="__RefHeading___Toc904_3511420670"/>Unlink<text:bookmark-end text:name="__RefHeading___Toc904_3511420670"/></text:h>
      <text:p text:style-name="P26">Unlink selected collections from the active scene.</text:p>
      <text:h text:style-name="Heading_20_3" text:outline-level="3"><draw:frame draw:style-name="fr1" draw:name="Bild22" text:anchor-type="paragraph" svg:y="0.266cm" svg:width="6.399cm" svg:height="1.379cm" draw:z-index="14"><draw:image xlink:href="Pictures/100002010000016B0000004ED83488CDBC0E2BE5.png" xlink:type="simple" xlink:show="embed" xlink:actuate="onLoad" loext:mime-type="image/png"/></draw:frame><text:bookmark-start text:name="__RefHeading___Toc906_3511420670"/>Visibility<text:bookmark-end text:name="__RefHeading___Toc906_3511420670"/></text:h>
      <text:p text:style-name="P26">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6">Hide all but this collection and its parents.</text:p>
      <text:h text:style-name="Heading_20_4" text:outline-level="4"><text:bookmark-start text:name="__RefHeading___Toc912_3511420670"/>Show All Inside<text:bookmark-end text:name="__RefHeading___Toc912_3511420670"/></text:h>
      <text:p text:style-name="P27">Reveals the collection and all its content.</text:p>
      <text:h text:style-name="Heading_20_4" text:outline-level="4"><text:bookmark-start text:name="__RefHeading___Toc914_3511420670"/>Hide<text:bookmark-end text:name="__RefHeading___Toc914_3511420670"/></text:h>
      <text:p text:style-name="P27">Hides the collection.</text:p>
      <text:p text:style-name="P27"/>
      <text:p text:style-name="P27"/>
      <text:h text:style-name="Heading_20_3" text:outline-level="3"><draw:frame draw:style-name="fr5" draw:name="Bild33" text:anchor-type="paragraph" svg:x="12.852cm" svg:y="0.086cm" svg:width="5.69cm" svg:height="3.281cm" draw:z-index="49"><draw:image xlink:href="Pictures/1000020100000150000000C275B3A76AF27C2F97.png" xlink:type="simple" xlink:show="embed" xlink:actuate="onLoad" loext:mime-type="image/png"/></draw:frame><draw:frame draw:style-name="fr5" draw:name="Bild20" text:anchor-type="paragraph" svg:x="7.86cm" svg:y="0.134cm" svg:width="4.32cm" svg:height="0.621cm" draw:z-index="48"><draw:image xlink:href="Pictures/10000201000000FF00000025409566F1EB10A5B3.png" xlink:type="simple" xlink:show="embed" xlink:actuate="onLoad" loext:mime-type="image/png"/></draw:frame><text:bookmark-start text:name="__RefHeading___Toc5613_4095526554"/><text:soft-page-break/>Set Color Tag<text:bookmark-end text:name="__RefHeading___Toc5613_4095526554"/></text:h>
      <text:p text:style-name="P73">Give the collections a colored icon.</text:p>
      <text:p text:style-name="P73"/>
      <text:p text:style-name="P73"/>
      <text:p text:style-name="P29"/>
      <text:p text:style-name="Horizontal_20_Line"/>
      <text:h text:style-name="Heading_20_3" text:outline-level="3"><draw:frame draw:style-name="fr1" draw:name="Bild24" text:anchor-type="paragraph" svg:y="0.356cm" svg:width="6.181cm" svg:height="4.96cm" draw:z-index="15"><draw:image xlink:href="Pictures/100002010000016D000001251D6EFFF8237D4A59.png" xlink:type="simple" xlink:show="embed" xlink:actuate="onLoad" loext:mime-type="image/png"/></draw:frame><text:bookmark-start text:name="__RefHeading___Toc928_3511420670"/>ID Data<text:bookmark-end text:name="__RefHeading___Toc928_3511420670"/></text:h>
      <text:p text:style-name="P27">Data related operations. Note that the tool tips are currently missing here.</text:p>
      <text:h text:style-name="Heading_20_4" text:outline-level="4"><text:bookmark-start text:name="__RefHeading___Toc945_3511420670"/>Unlink<text:bookmark-end text:name="__RefHeading___Toc945_3511420670"/></text:h>
      <text:p text:style-name="P27">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7">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3">Add a local library override to this collection.</text:p>
      <text:p text:style-name="P55">This tool works different from Make Override in the outliner. It does not iterate through the hierarchy of objects and collections based on the selection. But works just for the currently selected object.</text:p>
      <text:p text:style-name="P54"/>
      <text:p text:style-name="P52">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2"> </text:span></text:p>
      <text:h text:style-name="Heading_20_4" text:outline-level="4"><text:bookmark-start text:name="__RefHeading___Toc949_3511420670"/>Make Single User<text:bookmark-end text:name="__RefHeading___Toc949_3511420670"/></text:h>
      <text:p text:style-name="P27">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7">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7">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6">Copies the user data block.</text:p>
      <text:h text:style-name="Heading_20_3" text:outline-level="3"><text:bookmark-start text:name="__RefHeading___Toc1974_1986333677"/><text:soft-page-break/>Paste<text:bookmark-end text:name="__RefHeading___Toc1974_1986333677"/></text:h>
      <text:p text:style-name="P46">Pastes a copied user data block.</text:p>
      <text:h text:style-name="Heading_20_4" text:outline-level="4"><text:bookmark-start text:name="__RefHeading___Toc955_3511420670"/>Add Fake User<text:bookmark-end text:name="__RefHeading___Toc955_3511420670"/></text:h>
      <text:p text:style-name="P27">Adds a fake user to the selected object. Fake users is an odd concept to keep data in the scene even if it has no use<text:span text:style-name="T6">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7">Removes the fake user from the selected object.</text:p>
      <text:h text:style-name="Heading_20_4" text:outline-level="4"><text:bookmark-start text:name="__RefHeading___Toc959_3511420670"/>Rename<text:bookmark-end text:name="__RefHeading___Toc959_3511420670"/></text:h>
      <text:p text:style-name="P27">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5" draw:name="Bild25" text:anchor-type="paragraph" svg:x="15.621cm" svg:y="0.799cm" svg:width="3.161cm" svg:height="4.369cm" draw:z-index="16"><draw:image xlink:href="Pictures/10000201000000BB0000010225FFB7A30D8CC6B7.png" xlink:type="simple" xlink:show="embed" xlink:actuate="onLoad" loext: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30">Selects the object.</text:p>
      <text:h text:style-name="Heading_20_3" text:outline-level="3"><text:bookmark-start text:name="__RefHeading___Toc1401_4165511858"/>Select Hierarchy<text:bookmark-end text:name="__RefHeading___Toc1401_4165511858"/></text:h>
      <text:p text:style-name="P30">Selects the object and its hierarchy.</text:p>
      <text:h text:style-name="Heading_20_3" text:outline-level="3"><text:bookmark-start text:name="__RefHeading___Toc1403_4165511858"/>Deselect<text:bookmark-end text:name="__RefHeading___Toc1403_4165511858"/></text:h>
      <text:p text:style-name="P30">Deselects the object.</text:p>
      <text:h text:style-name="Heading_20_3" text:outline-level="3"><text:bookmark-start text:name="__RefHeading___Toc1976_1986333677"/>Copy<text:bookmark-end text:name="__RefHeading___Toc1976_1986333677"/></text:h>
      <text:p text:style-name="P46">Copies object.</text:p>
      <text:h text:style-name="Heading_20_3" text:outline-level="3"><text:bookmark-start text:name="__RefHeading___Toc1978_1986333677"/>Paste<text:bookmark-end text:name="__RefHeading___Toc1978_1986333677"/></text:h>
      <text:p text:style-name="P46">Pastes copied object.</text:p>
      <text:h text:style-name="P123" text:outline-level="3"><text:bookmark-start text:name="__RefHeading___Toc1980_1986333677"/>Delete<text:bookmark-end text:name="__RefHeading___Toc1980_1986333677"/></text:h>
      <text:p text:style-name="P31">Deletes the selected object.<text:span text:style-name="T26"> Child objects gets unparented.</text:span></text:p>
      <text:h text:style-name="Heading_20_3" text:outline-level="3"><text:bookmark-start text:name="__RefHeading___Toc2101_1768720822"/><text:soft-page-break/>Delete Hierarchy<text:bookmark-end text:name="__RefHeading___Toc2101_1768720822"/></text:h>
      <text:p text:style-name="P59">Deletes the selected object and all its child objects.</text:p>
      <text:h text:style-name="Heading_20_3" text:outline-level="3"><text:bookmark-start text:name="__RefHeading___Toc1405_4165511858"/>Unlink<text:bookmark-end text:name="__RefHeading___Toc1405_4165511858"/></text:h>
      <text:p text:style-name="P30">Deletes the selected object.</text:p>
      <text:p text:style-name="Horizontal_20_Line"/>
      <text:h text:style-name="P124" text:outline-level="3"><draw:frame draw:style-name="fr1" draw:name="Bild26" text:anchor-type="paragraph" svg:y="0.356cm" svg:width="3.069cm" svg:height="4.6cm" draw:z-index="17"><draw:image xlink:href="Pictures/10000201000000B500000110F3729C09FCC730B6.png" xlink:type="simple" xlink:show="embed" xlink:actuate="onLoad" loext:mime-type="image/png"/></draw:frame><text:bookmark-start text:name="__RefHeading___Toc1407_4165511858"/>ID Data<text:bookmark-end text:name="__RefHeading___Toc1407_4165511858"/></text:h>
      <text:p text:style-name="P28">Data related operations. Note that the tool tips are currently missing here.</text:p>
      <text:h text:style-name="P88" text:outline-level="4"><text:bookmark-start text:name="__RefHeading___Toc945_35114206701"/>Unlink<text:bookmark-end text:name="__RefHeading___Toc945_35114206701"/></text:h>
      <text:p text:style-name="P28">Does basically the same than delete. It unlinks all data, and removes the object from the scene.</text:p>
      <text:h text:style-name="P88" text:outline-level="4"><text:bookmark-start text:name="__RefHeading___Toc947_35114206701"/>Make Local<text:bookmark-end text:name="__RefHeading___Toc947_35114206701"/></text:h>
      <text:p text:style-name="P28">For appended or linked data. Makes the selected object a local copy in the current blend file.</text:p>
      <text:h text:style-name="P88" text:outline-level="4"><text:bookmark-start text:name="__RefHeading___Toc949_35114206701"/>Make Single User<text:bookmark-end text:name="__RefHeading___Toc949_35114206701"/></text:h>
      <text:p text:style-name="P28">For duplicated content. Makes the data block of the selected object a single user.</text:p>
      <text:h text:style-name="P88" text:outline-level="4"><text:bookmark-start text:name="__RefHeading___Toc951_35114206701"/>Delete<text:bookmark-end text:name="__RefHeading___Toc951_35114206701"/></text:h>
      <text:p text:style-name="P28">Not functional in all situations. In the orphan data mode you can remove objects with this.</text:p>
      <text:h text:style-name="P88" text:outline-level="4"><text:bookmark-start text:name="__RefHeading___Toc953_35114206701"/>Remap Users<text:bookmark-end text:name="__RefHeading___Toc953_35114206701"/></text:h>
      <text:p text:style-name="P28">Remaps the user of a data block to another one of the same type. This allows you to replace all usages of a material or texture by another one.</text:p>
      <text:h text:style-name="P123" text:outline-level="3"><text:bookmark-start text:name="__RefHeading___Toc1982_1986333677"/>Copy<text:bookmark-end text:name="__RefHeading___Toc1982_1986333677"/></text:h>
      <text:p text:style-name="P46">Copies ID data.</text:p>
      <text:h text:style-name="P123" text:outline-level="3"><text:bookmark-start text:name="__RefHeading___Toc1984_1986333677"/>Paste<text:bookmark-end text:name="__RefHeading___Toc1984_1986333677"/></text:h>
      <text:p text:style-name="P46">Pastes copied ID data.</text:p>
      <text:h text:style-name="P88" text:outline-level="4"><text:bookmark-start text:name="__RefHeading___Toc955_35114206701"/>Add Fake User<text:bookmark-end text:name="__RefHeading___Toc955_35114206701"/></text:h>
      <text:p text:style-name="P28">Adds a fake user to the selected object. Fake users is an odd concept to keep data in the scene even if it has no use<text:span text:style-name="T6">r</text:span> somewhere. The fake user is then a dummy user so that the object is not deleted when saving the scene.</text:p>
      <text:h text:style-name="P88" text:outline-level="4"><text:bookmark-start text:name="__RefHeading___Toc957_35114206701"/>Clear Fake User<text:bookmark-end text:name="__RefHeading___Toc957_35114206701"/></text:h>
      <text:p text:style-name="P28">Removes the fake user from the selected object.</text:p>
      <text:h text:style-name="P88" text:outline-level="4"><text:bookmark-start text:name="__RefHeading___Toc959_35114206701"/><text:soft-page-break/>Rename<text:bookmark-end text:name="__RefHeading___Toc959_35114206701"/></text:h>
      <text:p text:style-name="P28">Rename the object in the outliner.</text:p>
      <text:h text:style-name="P88"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P94"/>
      <text:h text:style-name="Heading_20_2" text:outline-level="2"><draw:frame draw:style-name="fr1" draw:name="Bild27" text:anchor-type="paragraph" svg:y="0.33cm" svg:width="3.739cm" svg:height="7.939cm" draw:z-index="18"><draw:image xlink:href="Pictures/10000201000000DD000001D582D98D3DCF6CEFE4.png" xlink:type="simple" xlink:show="embed" xlink:actuate="onLoad" loext:mime-type="image/png"/></draw:frame><text:bookmark-start text:name="__RefHeading___Toc1409_4165511858"/>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Heading_20_3" text:outline-level="3"><text:bookmark-start text:name="__RefHeading___Toc1411_4165511858"/>Unlink<text:bookmark-end text:name="__RefHeading___Toc1411_4165511858"/></text:h>
      <text:p text:style-name="P28">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28">For appended or linked data. Makes the selected object a local copy in the current blend file.</text:p>
      <text:h text:style-name="Heading_20_3" text:outline-level="3"><text:bookmark-start text:name="__RefHeading___Toc949_351142067011"/>Make Single User<text:bookmark-end text:name="__RefHeading___Toc949_351142067011"/></text:h>
      <text:p text:style-name="P28">For duplicated content. Makes the data block of the selected object a single user.</text:p>
      <text:h text:style-name="Heading_20_3" text:outline-level="3"><text:bookmark-start text:name="__RefHeading___Toc951_351142067011"/>Delete<text:bookmark-end text:name="__RefHeading___Toc951_351142067011"/></text:h>
      <text:p text:style-name="P28">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8">Remaps the user of a data block to another one of the same type. This allows you to replace all usages of a material or texture by another one.</text:p>
      <text:h text:style-name="P125" text:outline-level="3"><text:bookmark-start text:name="__RefHeading___Toc10305_3539232972"/>Add Library Override<text:bookmark-end text:name="__RefHeading___Toc10305_3539232972"/></text:h>
      <text:p text:style-name="P69">Add a local override to this operator.</text:p>
      <text:p text:style-name="P69">Library Overrides is the new system designed to replace Proxies. Proxies are the historical way in Blender to allow some local editing of linked data-blocks.</text:p>
      <text:h text:style-name="P125" text:outline-level="3"><text:bookmark-start text:name="__RefHeading___Toc10307_3539232972"/>Add Library Override Hierarchy<text:bookmark-end text:name="__RefHeading___Toc10307_3539232972"/></text:h>
      <text:p text:style-name="P69">Add a local override to this operator and its hierarchy of dependencies.</text:p>
      <text:h text:style-name="Heading_20_3" text:outline-level="3"><text:bookmark-start text:name="__RefHeading___Toc10309_3539232972"/>Convert Proxy to Override<text:bookmark-end text:name="__RefHeading___Toc10309_3539232972"/></text:h>
      <text:p text:style-name="P69">Convert a proxy to a full library override, including all its dependencies.</text:p>
      <text:h text:style-name="Heading_20_3" text:outline-level="3"><text:bookmark-start text:name="__RefHeading___Toc10311_3539232972"/><text:soft-page-break/>Reset Library Override<text:bookmark-end text:name="__RefHeading___Toc10311_3539232972"/></text:h>
      <text:p text:style-name="P69">Reset this local override to its linked values.</text:p>
      <text:h text:style-name="Heading_20_3" text:outline-level="3"><text:bookmark-start text:name="__RefHeading___Toc10313_3539232972"/>Reset Library Override Hierarchy<text:bookmark-end text:name="__RefHeading___Toc10313_3539232972"/></text:h>
      <text:p text:style-name="P70">Reset this local override <text:span text:style-name="T34">and all its dependencies </text:span>to its linked values<text:span text:style-name="T34">.</text:span></text:p>
      <text:h text:style-name="Heading_20_3" text:outline-level="3"><text:bookmark-start text:name="__RefHeading___Toc10315_3539232972"/>Resync Library Override Hierarchy<text:bookmark-end text:name="__RefHeading___Toc10315_3539232972"/></text:h>
      <text:p text:style-name="P71"><text:span text:style-name="T34">Rebuild</text:span><text:span text:style-name="T33"> this local override </text:span><text:span text:style-name="T34">and all its dependencies from its linked dependencies.</text:span></text:p>
      <text:h text:style-name="Heading_20_3" text:outline-level="3"><text:bookmark-start text:name="__RefHeading___Toc10317_3539232972"/>Delete Library Override Hierarchy<text:bookmark-end text:name="__RefHeading___Toc10317_3539232972"/></text:h>
      <text:p text:style-name="P72">Delete this local override including its hierarchy of override dependencies. And relink its usages to the linked data.</text:p>
      <text:h text:style-name="Heading_20_3" text:outline-level="3"><text:bookmark-start text:name="__RefHeading___Toc1986_1986333677"/>Copy<text:bookmark-end text:name="__RefHeading___Toc1986_1986333677"/></text:h>
      <text:p text:style-name="P46">Copies ID data.</text:p>
      <text:h text:style-name="P123" text:outline-level="3"><text:bookmark-start text:name="__RefHeading___Toc1988_1986333677"/>Paste<text:bookmark-end text:name="__RefHeading___Toc1988_1986333677"/></text:h>
      <text:p text:style-name="P46">Pastes copied ID data.</text:p>
      <text:h text:style-name="P88" text:outline-level="4"><text:bookmark-start text:name="__RefHeading___Toc955_351142067011"/>Add Fake User<text:bookmark-end text:name="__RefHeading___Toc955_351142067011"/></text:h>
      <text:p text:style-name="P28">Adds a fake user to the selected object. Fake users is an odd concept to keep data in the scene even if it has no use<text:span text:style-name="T6">r</text:span> somewhere. The fake user is then a dummy user so that the object is not deleted when saving the scene.</text:p>
      <text:h text:style-name="P88" text:outline-level="4"><text:bookmark-start text:name="__RefHeading___Toc957_351142067011"/>Clear Fake User<text:bookmark-end text:name="__RefHeading___Toc957_351142067011"/></text:h>
      <text:p text:style-name="P28">Removes the fake user from the selected object.</text:p>
      <text:h text:style-name="P88" text:outline-level="4"><text:bookmark-start text:name="__RefHeading___Toc959_351142067011"/>Rename<text:bookmark-end text:name="__RefHeading___Toc959_351142067011"/></text:h>
      <text:p text:style-name="P28">Rename the object in the outliner.</text:p>
      <text:h text:style-name="P88" text:outline-level="4"><text:bookmark-start text:name="__RefHeading___Toc961_351142067011"/>Select Linked<text:bookmark-end text:name="__RefHeading___Toc961_351142067011"/></text:h>
      <text:p text:style-name="P8">Selects all objects that are linked to the currently selected one.</text:p>
      <text:p text:style-name="P8"/>
      <text:h text:style-name="Heading_20_2" text:outline-level="2"><draw:frame draw:style-name="fr1" draw:name="Bild6" text:anchor-type="paragraph" svg:y="0.4cm" svg:width="3.829cm" svg:height="2.491cm" draw:z-index="44"><draw:image xlink:href="Pictures/10000201000000E20000009337524E65A5949E89.png" xlink:type="simple" xlink:show="embed" xlink:actuate="onLoad" loext:mime-type="image/png"/></draw:frame><text:bookmark-start text:name="__RefHeading___Toc41456_2781160866"/>Outliner Animation Data Property<text:bookmark-end text:name="__RefHeading___Toc41456_2781160866"/></text:h>
      <text:p text:style-name="P63"><draw:frame draw:style-name="fr5" draw:name="Bild23" text:anchor-type="paragraph" svg:x="9.805cm" svg:y="0.744cm" svg:width="4.59cm" svg:height="1.08cm" draw:z-index="45"><draw:image xlink:href="Pictures/100002010000010F00000040D690733BC670DE5E.png" xlink:type="simple" xlink:show="embed" xlink:actuate="onLoad" loext:mime-type="image/png"/></draw:frame>This menu appears with a right click at an Animation data.</text:p>
      <text:h text:style-name="Heading_20_3" text:outline-level="3"><text:bookmark-start text:name="__RefHeading___Toc41458_2781160866"/>Clear Animation Data<text:bookmark-end text:name="__RefHeading___Toc41458_2781160866"/></text:h>
      <text:p text:style-name="P63">Removes the whole animation.</text:p>
      <text:h text:style-name="Heading_20_3" text:outline-level="3"><draw:frame draw:style-name="fr1" draw:name="Bild29" text:anchor-type="paragraph" svg:y="0.4cm" svg:width="4.35cm" svg:height="1.93cm" draw:z-index="46"><draw:image xlink:href="Pictures/100002010000010100000072CF54E32024636E7D.png" xlink:type="simple" xlink:show="embed" xlink:actuate="onLoad" loext:mime-type="image/png"/></draw:frame><text:bookmark-start text:name="__RefHeading___Toc41460_2781160866"/>Set Action<text:bookmark-end text:name="__RefHeading___Toc41460_2781160866"/></text:h>
      <text:p text:style-name="P63">Opens a popup menu where you can choose the action for this object.</text:p>
      <text:h text:style-name="Heading_20_3" text:outline-level="3"><text:bookmark-start text:name="__RefHeading___Toc41462_2781160866"/><text:soft-page-break/>Unlink Action<text:bookmark-end text:name="__RefHeading___Toc41462_2781160866"/></text:h>
      <text:p text:style-name="P63">Removes the action.</text:p>
      <text:h text:style-name="Heading_20_3" text:outline-level="3"><text:bookmark-start text:name="__RefHeading___Toc41464_2781160866"/>Refresh Drivers<text:bookmark-end text:name="__RefHeading___Toc41464_2781160866"/></text:h>
      <text:p text:style-name="P63">Refreshes existing drivers.</text:p>
      <text:h text:style-name="Heading_20_3" text:outline-level="3"><text:bookmark-start text:name="__RefHeading___Toc41466_2781160866"/>Clear Drivers<text:bookmark-end text:name="__RefHeading___Toc41466_2781160866"/></text:h>
      <text:p text:style-name="P63">Removes existing drivers.</text:p>
      <text:p text:style-name="P8"/>
      <text:p text:style-name="P9"/>
      <table:table table:name="Tabelle10" table:style-name="Tabelle10">
        <table:table-column table:style-name="Tabelle10.A"/>
        <table:table-row table:style-name="TableLine2948721647376">
          <table:table-cell table:style-name="Tabelle10.A1" office:value-type="string">
            <text:h text:style-name="P106"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1" draw:name="Bild16" text:anchor-type="paragraph" svg:y="0.4cm" svg:width="2.21cm" svg:height="1.57cm" draw:z-index="34"><draw:image xlink:href="Pictures/10000201000000570000003E1A4E40299BABA695.png" xlink:type="simple" xlink:show="embed" xlink:actuate="onLoad" loext:mime-type="image/png"/></draw:frame><text:bookmark-start text:name="__RefHeading___Toc1992_1986333677"/><text:bookmark-end text:name="__RefHeading___Toc1992_1986333677"/></text:p>
      <text:p text:style-name="P37">Some list items have so called level restrictions. You can click at them, and so exclude the object from specific things. You can make more level restrictions available in the filter settings, which will be covered below. The by default activated are:</text:p>
      <text:h text:style-name="P126" text:outline-level="3"><text:bookmark-start text:name="__RefHeading___Toc1674_395012967"/>Select<text:span text:style-name="T8">ability</text:span><text:bookmark-end text:name="__RefHeading___Toc1674_395012967"/></text:h>
      <text:p text:style-name="P37">Makes the object unselectable in the viewport. Or disables it, in case of a collection for example<text:span text:style-name="T16">.</text:span></text:p>
      <text:h text:style-name="P126" text:outline-level="3"><text:bookmark-start text:name="__RefHeading___Toc1676_395012967"/>Hide <text:span text:style-name="T8">from </text:span>Viewport<text:bookmark-end text:name="__RefHeading___Toc1676_395012967"/></text:h>
      <text:p text:style-name="P37">Hides the object from the Viewport.</text:p>
      <text:h text:style-name="P126" text:outline-level="3"><text:bookmark-start text:name="__RefHeading___Toc1678_395012967"/>Hide <text:span text:style-name="T8">from </text:span>Render<text:bookmark-end text:name="__RefHeading___Toc1678_395012967"/></text:h>
      <text:p text:style-name="P37">Excludes the object from rendering.</text:p>
      <table:table table:name="Tabelle5" table:style-name="Tabelle5">
        <table:table-column table:style-name="Tabelle5.A"/>
        <table:table-row table:style-name="TableLine2948721648400">
          <table:table-cell table:style-name="Tabelle5.A1" office:value-type="string">
            <text:h text:style-name="P110" text:outline-level="1"><text:bookmark-start text:name="__RefHeading___Toc577_3501098584"/>Scenes Mode<text:bookmark-end text:name="__RefHeading___Toc577_3501098584"/></text:h>
          </table:table-cell>
        </table:table-row>
      </table:table>
      <text:p text:style-name="P75"><draw:frame draw:style-name="fr1" draw:name="Bild15" text:anchor-type="paragraph" svg:y="0.418cm" svg:width="5.821cm" svg:height="6.909cm" draw:z-index="9"><draw:image xlink:href="Pictures/100002010000015800000198548A754289B22F1E.png" xlink:type="simple" xlink:show="embed" xlink:actuate="onLoad" loext:mime-type="image/png"/></draw:frame></text:p>
      <text:p text:style-name="P76">The Scenes mode starts one hierarchy higher than the <text:span text:style-name="T16">default </text:span>View Layer Mode. It shows all available scenes and their content.</text:p>
      <text:p text:style-name="P76"/>
      <text:p text:style-name="P76">Normally you work with one scene. And so the default starts with the View Layer mode of the scene. But you can create more scenes in the Properties Editor in the Scene tab.</text:p>
      <text:p text:style-name="P76"/>
      <text:p text:style-name="P83">The scenes mode has no mode specific header content.</text:p>
      <text:p text:style-name="P76"/>
      <text:p text:style-name="P76"/>
      <text:p text:style-name="P76"/>
      <text:p text:style-name="P76"/>
      <text:p text:style-name="P76"/>
      <text:p text:style-name="P76"/>
      <text:p text:style-name="P76"/>
      <text:p text:style-name="P76"/>
      <text:p text:style-name="P75"/>
      <text:p text:style-name="Text_20_body"><text:soft-page-break/></text:p>
      <table:table table:name="Tabelle7" table:style-name="Tabelle7">
        <table:table-column table:style-name="Tabelle7.A"/>
        <table:table-row table:style-name="TableLine2948722512768">
          <table:table-cell table:style-name="Tabelle7.A1" office:value-type="string">
            <text:h text:style-name="P111" text:outline-level="1"><text:bookmark-start text:name="__RefHeading___Toc1413_4165511858"/><text:span text:style-name="T7">View Layer </text:span>Mode<text:bookmark-end text:name="__RefHeading___Toc1413_4165511858"/></text:h>
          </table:table-cell>
        </table:table-row>
      </table:table>
      <text:p text:style-name="P78"><draw:frame draw:style-name="fr1" draw:name="Bild28" text:anchor-type="paragraph" svg:y="0.353cm" svg:width="5.791cm" svg:height="3.979cm" draw:z-index="19"><draw:image xlink:href="Pictures/1000020100000156000000EB516DD5A4A494A4B9.png" xlink:type="simple" xlink:show="embed" xlink:actuate="onLoad" loext:mime-type="image/png"/></draw:frame><text:s/></text:p>
      <text:p text:style-name="P78">Shows the content of the current View Layer. This is the default mode.</text:p>
      <text:p text:style-name="P78"/>
      <text:p text:style-name="P78"/>
      <text:p text:style-name="P78"/>
      <text:p text:style-name="P78"/>
      <text:p text:style-name="P78"/>
      <text:p text:style-name="P78"/>
      <text:p text:style-name="P78"/>
      <text:p text:style-name="P77"/>
      <text:h text:style-name="P116" text:outline-level="2"><draw:frame draw:style-name="fr1" draw:name="Bild114" text:anchor-type="paragraph" svg:y="0.123cm" svg:width="5.47cm" svg:height="3.08cm" draw:z-index="42"><draw:image xlink:href="Pictures/1000020100000143000000B6FD06AED440D193E2.png" xlink:type="simple" xlink:show="embed" xlink:actuate="onLoad" loext:mime-type="image/png"/></draw:frame><text:bookmark-start text:name="__RefHeading___Toc7678_3030942068"/>Collection Menu<text:bookmark-end text:name="__RefHeading___Toc7678_3030942068"/></text:h>
      <text:p text:style-name="P56"/>
      <text:p text:style-name="P56"/>
      <text:p text:style-name="P56"/>
      <text:h text:style-name="P127" text:outline-level="3"><draw:frame draw:style-name="fr7" draw:name="Bild117" text:anchor-type="paragraph" svg:x="15.21cm" svg:width="3.491cm" svg:height="3.221cm" draw:z-index="37"><draw:image xlink:href="Pictures/10000201000000CE000000BEAA788DE3A534B548.png" xlink:type="simple" xlink:show="embed" xlink:actuate="onLoad" loext:mime-type="image/png"/></draw:frame><draw:frame draw:style-name="fr7" draw:name="Bild118" text:anchor-type="paragraph" svg:x="10.971cm" svg:width="3.649cm" svg:height="1.42cm" draw:z-index="38"><draw:image xlink:href="Pictures/10000201000000D8000000545E5E39113BA83576.png" xlink:type="simple" xlink:show="embed" xlink:actuate="onLoad" loext:mime-type="image/png"/></draw:frame><text:bookmark-start text:name="__RefHeading___Toc3317_3594847732"/>Move to Collectio<text:span text:style-name="T18">n</text:span><text:bookmark-end text:name="__RefHeading___Toc3317_3594847732"/></text:h>
      <text:p text:style-name="P49">Moves the selected object to a collection. The object is removed from the collection it was in.</text:p>
      <text:p text:style-name="P49">By clicking at this menu item a popup will appear to choose the new collection. Allows also to create a new collection. Once done, the object will be moved to this new created collection.</text:p>
      <text:h text:style-name="P90" text:outline-level="4"><draw:frame draw:style-name="fr5" draw:name="Bild122" text:anchor-type="paragraph" svg:x="13.697cm" svg:y="0.374cm" svg:width="4.83cm" svg:height="1.071cm" draw:z-index="41"><draw:image xlink:href="Pictures/100002010000011D0000003F185EEBFC29CDD3A5.png" xlink:type="simple" xlink:show="embed" xlink:actuate="onLoad" loext:mime-type="image/png"/></draw:frame><text:bookmark-start text:name="__RefHeading___Toc4136_2674396238"/>Last Operator <text:span text:style-name="T19">Move</text:span> to Collection<text:bookmark-end text:name="__RefHeading___Toc4136_2674396238"/></text:h>
      <text:h text:style-name="P130" text:outline-level="5"><text:bookmark-start text:name="__RefHeading___Toc4138_2674396238"/>Name<text:bookmark-end text:name="__RefHeading___Toc4138_2674396238"/></text:h>
      <text:p text:style-name="P50">Set a name for your new collection.<text:span text:style-name="T18"> When you haven't created a new collection, then this name stays blank.</text:span></text:p>
      <text:p text:style-name="P91"/>
      <text:h text:style-name="P127" text:outline-level="3"><draw:frame draw:style-name="fr2" draw:name="Bild119" text:anchor-type="paragraph" svg:width="3.099cm" svg:height="3.35cm" draw:z-index="39"><draw:image xlink:href="Pictures/10000201000000B7000000C6ED245604C014BA6E.png" xlink:type="simple" xlink:show="embed" xlink:actuate="onLoad" loext:mime-type="image/png"/></draw:frame><draw:frame draw:style-name="fr5" draw:name="Bild120" text:anchor-type="paragraph" svg:x="11.562cm" svg:y="0.27cm" svg:width="3.56cm" svg:height="1.349cm" draw:z-index="40"><draw:image xlink:href="Pictures/10000201000000D2000000502BDD8071E27606B8.png" xlink:type="simple" xlink:show="embed" xlink:actuate="onLoad" loext:mime-type="image/png"/></draw:frame><text:bookmark-start text:name="__RefHeading___Toc3319_3594847732"/>Link to Collection<text:bookmark-end text:name="__RefHeading___Toc3319_3594847732"/></text:h>
      <text:p text:style-name="P17">Links the object to a collection. The object remains in the collection it was in.</text:p>
      <text:p text:style-name="P17"/>
      <text:p text:style-name="P49">By clicking at this menu item a popup will appear to choose the collection. Here you can also create a new collection. Once done, the object will be linked to this new created collection.</text:p>
      <text:h text:style-name="P90" text:outline-level="4"><draw:frame draw:style-name="fr5" draw:name="Bild121" text:anchor-type="paragraph" svg:x="13.697cm" svg:y="0.374cm" svg:width="4.77cm" svg:height="1.08cm" draw:z-index="43"><draw:image xlink:href="Pictures/100002010000011D000000413956DAD806894AEB.png" xlink:type="simple" xlink:show="embed" xlink:actuate="onLoad" loext:mime-type="image/png"/></draw:frame><text:bookmark-start text:name="__RefHeading___Toc7680_3030942068"/>Last Operator Link to Collection<text:bookmark-end text:name="__RefHeading___Toc7680_3030942068"/></text:h>
      <text:h text:style-name="P130" text:outline-level="5"><text:bookmark-start text:name="__RefHeading___Toc4142_2674396238"/>Name<text:bookmark-end text:name="__RefHeading___Toc4142_2674396238"/></text:h>
      <text:p text:style-name="P50">Set a name for your new collection.<text:span text:style-name="T18"> When you haven't created a new collection, then this name stays blank.</text:span></text:p>
      <text:p text:style-name="P91"/>
      <text:h text:style-name="P116" text:outline-level="2"><text:bookmark-start text:name="__RefHeading___Toc3323_3594847732"/><text:soft-page-break/>Remove From Collection<text:bookmark-end text:name="__RefHeading___Toc3323_3594847732"/></text:h>
      <text:p text:style-name="P50">Objects can be in more than one collection. Remove from collection removes the selected object from the current collection.</text:p>
      <text:p text:style-name="P51">When the object is in no collection anymore, then it gets removed.</text:p>
      <text:h text:style-name="P116" text:outline-level="2"><text:bookmark-start text:name="__RefHeading___Toc3325_3594847732"/>Remove From all Unlinked Collections<text:bookmark-end text:name="__RefHeading___Toc3325_3594847732"/></text:h>
      <text:p text:style-name="P50">Objects can be in more than one collection. Remove from all unlinked collection removes the selected object from all unlinked collections.</text:p>
      <text:p text:style-name="P51">When the object is in no collection anymore, then it gets removed.</text:p>
      <text:h text:style-name="P116" text:outline-level="2"><text:bookmark-start text:name="__RefHeading___Toc3327_3594847732"/>Add selected To Active Collection<text:bookmark-end text:name="__RefHeading___Toc3327_3594847732"/></text:h>
      <text:p text:style-name="P50">Objects can be in more than one collection. Adds the selected object to the active collection.</text:p>
      <text:h text:style-name="P116" text:outline-level="2"><text:bookmark-start text:name="__RefHeading___Toc3329_3594847732"/>Remove Selected From Active Collection<text:bookmark-end text:name="__RefHeading___Toc3329_3594847732"/></text:h>
      <text:p text:style-name="P50">Objects can be in more than one collection. Removes the selected object from the active collection.</text:p>
      <text:p text:style-name="P51">When the object is in no collection anymore, then it gets removed.</text:p>
      <text:p text:style-name="P93"/>
      <text:h text:style-name="Heading_20_2" text:outline-level="2"><draw:frame draw:style-name="fr2" draw:name="Bild4" text:anchor-type="paragraph" svg:width="0.84cm" svg:height="0.64cm" draw:z-index="36"><draw:image xlink:href="Pictures/1000020100000021000000196C0A3449FEC1E7A3.png" xlink:type="simple" xlink:show="embed" xlink:actuate="onLoad" loext:mime-type="image/png"/></draw:frame><text:bookmark-start text:name="__RefHeading___Toc2145_2200851745"/>Add Collection<text:bookmark-end text:name="__RefHeading___Toc2145_2200851745"/></text:h>
      <text:p text:style-name="P79">Add a collection inside of the current selected collection.</text:p>
      <text:p text:style-name="P79"/>
      <text:p text:style-name="P92"/>
      <text:h text:style-name="P117" text:outline-level="2"><text:bookmark-start text:name="__RefHeading___Toc1415_4165511858"/>Filter<text:bookmark-end text:name="__RefHeading___Toc1415_4165511858"/></text:h>
      <text:p text:style-name="Text_20_body"><text:span text:style-name="T25">O</text:span>ptions and filter settings<text:span text:style-name="T24">.</text:span></text:p>
      <text:h text:style-name="Heading_20_3" text:outline-level="3"><draw:frame draw:style-name="fr1" draw:name="Bild30" text:anchor-type="paragraph" svg:y="-0.129cm" svg:width="4.06cm" svg:height="7.37cm" draw:z-index="20"><draw:image xlink:href="Pictures/10000201000000F0000001B3CD2C4A08F9436BDB.png" xlink:type="simple" xlink:show="embed" xlink:actuate="onLoad" loext:mime-type="image/png"/></draw:frame><text:bookmark-start text:name="__RefHeading___Toc1994_1986333677"/>Restriction Toggles<text:bookmark-end text:name="__RefHeading___Toc1994_1986333677"/></text:h>
      <text:p text:style-name="P47">Enable or disable further level restrictions. To make the changes permanent you would have to save the startup file. This settings is part of the layout. </text:p>
      <text:p text:style-name="P47"><draw:frame draw:style-name="fr6" draw:name="Bild34" text:anchor-type="paragraph" svg:y="0.011cm" svg:width="5.77cm" svg:height="2.2cm" draw:z-index="35"><draw:image xlink:href="Pictures/1000020100000155000000828DE50E8940550767.png" xlink:type="simple" xlink:show="embed" xlink:actuate="onLoad" loext:mime-type="image/png"/></draw:frame></text:p>
      <text:p text:style-name="P47"/>
      <text:p text:style-name="P47"/>
      <text:p text:style-name="P47"/>
      <text:h text:style-name="Heading_20_4" text:outline-level="4"><text:bookmark-start text:name="__RefHeading___Toc2491_4076696264"/>Exclude from View Layer<text:bookmark-end text:name="__RefHeading___Toc2491_4076696264"/></text:h>
      <text:p text:style-name="P68">include / Exclude the collection from the view layer.</text:p>
      <text:h text:style-name="Heading_20_4" text:outline-level="4"><text:bookmark-start text:name="__RefHeading___Toc2493_4076696264"/><text:soft-page-break/>Selectable<text:bookmark-end text:name="__RefHeading___Toc2493_4076696264"/></text:h>
      <text:p text:style-name="P68">Make the object selectable / unselectable.</text:p>
      <text:h text:style-name="Heading_20_4" text:outline-level="4"><text:bookmark-start text:name="__RefHeading___Toc2495_4076696264"/>Hide in Viewport<text:bookmark-end text:name="__RefHeading___Toc2495_4076696264"/></text:h>
      <text:p text:style-name="P67">Show or hide the object in the viewport.</text:p>
      <text:h text:style-name="Heading_20_4" text:outline-level="4"><text:bookmark-start text:name="__RefHeading___Toc2497_4076696264"/>Disable in Viewport<text:bookmark-end text:name="__RefHeading___Toc2497_4076696264"/></text:h>
      <text:p text:style-name="P68">Enable or disable the object in the viewport.</text:p>
      <text:h text:style-name="Heading_20_4" text:outline-level="4"><text:bookmark-start text:name="__RefHeading___Toc2499_4076696264"/>Disable in Renders<text:bookmark-end text:name="__RefHeading___Toc2499_4076696264"/></text:h>
      <text:p text:style-name="P68">Enable or disable the object in the rendered result.</text:p>
      <text:h text:style-name="Heading_20_4" text:outline-level="4"><text:bookmark-start text:name="__RefHeading___Toc2501_4076696264"/>Holdout<text:bookmark-end text:name="__RefHeading___Toc2501_4076696264"/></text:h>
      <text:p text:style-name="P68">Mask out objects in the collection from view layer.</text:p>
      <text:h text:style-name="Heading_20_4" text:outline-level="4"><text:bookmark-start text:name="__RefHeading___Toc2503_4076696264"/>Indirect only<text:bookmark-end text:name="__RefHeading___Toc2503_4076696264"/></text:h>
      <text:p text:style-name="P68">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4">Sorts the content of the outliner in alphabetically order.</text:p>
      <text:h text:style-name="Heading_20_3" text:outline-level="3"><text:bookmark-start text:name="__RefHeading___Toc1998_1986333677"/>Sync Selection<text:bookmark-end text:name="__RefHeading___Toc1998_1986333677"/></text:h>
      <text:p text:style-name="P47">Synchronize the selection between outliner and 3d view.</text:p>
      <text:h text:style-name="Heading_20_3" text:outline-level="3"><draw:frame draw:style-name="fr5" draw:name="Bild31" text:anchor-type="paragraph" svg:x="12.315cm" svg:y="0.626cm" svg:width="6.309cm" svg:height="2.05cm" draw:z-index="47"><draw:image xlink:href="Pictures/1000020100000175000000791F00FC514991BE22.png" xlink:type="simple" xlink:show="embed" xlink:actuate="onLoad" loext:mime-type="image/png"/></draw:frame><text:bookmark-start text:name="__RefHeading___Toc2505_4076696264"/>Show Mode Column<text:bookmark-end text:name="__RefHeading___Toc2505_4076696264"/></text:h>
      <text:p text:style-name="P68">Display the Mode column at the left. <text:span text:style-name="T32">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3">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3">Search case sensitive.</text:p>
      <text:h text:style-name="Heading_20_3" text:outline-level="3"><text:bookmark-start text:name="__RefHeading___Toc1433_4165511858"/>Filter<text:bookmark-end text:name="__RefHeading___Toc1433_4165511858"/></text:h>
      <text:p text:style-name="P33">Shows or hides the object <text:span text:style-name="T16">and data </text:span>types.<text:span text:style-name="T16"> The names should be self explaining.</text:span></text:p>
      <text:h text:style-name="Heading_20_4" text:outline-level="4"><draw:frame draw:style-name="fr1" draw:name="Bild32" text:anchor-type="paragraph" svg:y="0.42cm" svg:width="2.499cm" svg:height="2.461cm" draw:z-index="21"><draw:image xlink:href="Pictures/10000201000000940000009177165AA04BDB6E39.png" xlink:type="simple" xlink:show="embed" xlink:actuate="onLoad" loext:mime-type="image/png"/></draw:frame><text:bookmark-start text:name="__RefHeading___Toc1435_4165511858"/><text:soft-page-break/>Object State Filter<text:bookmark-end text:name="__RefHeading___Toc1435_4165511858"/></text:h>
      <text:p text:style-name="P33">Shows or hides objects by its state.</text:p>
      <text:p text:style-name="P33"/>
      <text:p text:style-name="P33"/>
      <text:h text:style-name="Heading_20_5" text:outline-level="5"><draw:frame draw:style-name="fr1" draw:name="Bild44" text:anchor-type="paragraph" svg:y="0.42cm" svg:width="3.709cm" svg:height="0.439cm" draw:z-index="50"><draw:image xlink:href="Pictures/10000201000000DB0000001ADDD5BBBFD16A18DE.png" xlink:type="simple" xlink:show="embed" xlink:actuate="onLoad" loext:mime-type="image/png"/></draw:frame>Invert</text:h>
      <text:p text:style-name="P133">Inverts the object state filter.</text:p>
      <text:p text:style-name="P84"/>
      <text:p text:style-name="P84"/>
      <table:table table:name="Tabelle2" table:style-name="Tabelle2">
        <table:table-column table:style-name="Tabelle2.A"/>
        <table:table-row table:style-name="TableLine2948722513024">
          <table:table-cell table:style-name="Tabelle2.A1" office:value-type="string">
            <text:h text:style-name="P112" text:outline-level="1"><text:bookmark-start text:name="__RefHeading___Toc1697_395012967"/><text:span text:style-name="T8">Sequence </text:span>Mode<text:bookmark-end text:name="__RefHeading___Toc1697_395012967"/></text:h>
          </table:table-cell>
        </table:table-row>
      </table:table>
      <text:p text:style-name="P80"><draw:frame draw:style-name="fr1" draw:name="Bild5" text:anchor-type="paragraph" svg:y="0.356cm" svg:width="5.81cm" svg:height="1.829cm" draw:z-index="22"><draw:image xlink:href="Pictures/10000201000001570000006C45C9CCE4F16F90A0.png" xlink:type="simple" xlink:show="embed" xlink:actuate="onLoad" loext:mime-type="image/png"/></draw:frame></text:p>
      <text:p text:style-name="P80">This mode lists the loaded files when you work with the sequencer layout and have video material loaded.</text:p>
      <text:p text:style-name="P80"/>
      <text:h text:style-name="Heading_20_2" text:outline-level="2"><text:bookmark-start text:name="__RefHeading___Toc2059_2295829155"/>Sync Outliner Selection<text:bookmark-end text:name="__RefHeading___Toc2059_2295829155"/></text:h>
      <text:p text:style-name="P48">Keep the selection in synchronization with the other editors. 3D View and VSE.</text:p>
      <text:p text:style-name="P77"/>
      <text:p text:style-name="P81"/>
      <table:table table:name="Tabelle8" table:style-name="Tabelle8">
        <table:table-column table:style-name="Tabelle8.A"/>
        <table:table-row table:style-name="TableLine2948722505344">
          <table:table-cell table:style-name="Tabelle8.A1" office:value-type="string">
            <text:h text:style-name="P112" text:outline-level="1"><text:bookmark-start text:name="__RefHeading___Toc1699_395012967"/><text:span text:style-name="T8">Blender File </text:span>Mode<text:bookmark-end text:name="__RefHeading___Toc1699_395012967"/></text:h>
          </table:table-cell>
        </table:table-row>
      </table:table>
      <text:p text:style-name="P81"/>
      <text:p text:style-name="P80"><draw:frame draw:style-name="fr1" draw:name="Bild2" text:anchor-type="paragraph" svg:y="0.164cm" svg:width="5.81cm" svg:height="3.54cm" draw:z-index="24"><draw:image xlink:href="Pictures/1000020100000157000000D19B07962F7C41F774.png" xlink:type="simple" xlink:show="embed" xlink:actuate="onLoad" loext:mime-type="image/png"/></draw:frame>This mode lists the whole content of the current Blender file. It includes also things like the default brushes, which comes from the startup defaults.</text:p>
      <text:p text:style-name="P21"/>
      <text:p text:style-name="Text_20_body"/>
      <text:p text:style-name="Text_20_body"/>
      <text:p text:style-name="Text_20_body"/>
      <text:h text:style-name="P118" text:outline-level="2"><draw:frame draw:style-name="fr1" draw:name="Bild35" text:anchor-type="paragraph" svg:y="0.071cm" svg:width="4.791cm" svg:height="7.4cm" draw:z-index="25"><draw:image xlink:href="Pictures/100002010000011B000001B4E40989AD7F0D15C2.png" xlink:type="simple" xlink:show="embed" xlink:actuate="onLoad" loext: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5">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5">The menu to choose the data type that should be displayed.</text:p>
      <text:p text:style-name="P35"/>
      <text:p text:style-name="Text_20_body"/>
      <text:p text:style-name="P82"/>
      <text:p text:style-name="P82"><text:soft-page-break/></text:p>
      <text:p text:style-name="P82"/>
      <text:p text:style-name="P82"/>
      <text:p text:style-name="P82"/>
      <text:p text:style-name="P82"/>
      <table:table table:name="Tabelle4" table:style-name="Tabelle4">
        <table:table-column table:style-name="Tabelle4.A"/>
        <table:table-row table:style-name="TableLine2948722512256">
          <table:table-cell table:style-name="Tabelle4.A1" office:value-type="string">
            <text:h text:style-name="P113" text:outline-level="1"><text:bookmark-start text:name="__RefHeading___Toc1770_1749843591"/><text:span text:style-name="T10">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7"><draw:image xlink:href="Pictures/10000201000001570000016FDF83B2D17C1B5578.png" xlink:type="simple" xlink:show="embed" xlink:actuate="onLoad" loext:mime-type="image/png"/></draw:frame>Displays Low Level Blender data and its properties.</text:p>
      <text:p text:style-name="P39">This view also reveals some properties. Like File is Saved or Use Autopack.</text:p>
      <text:p text:style-name="P42">When no keying set is defined then you will get a No Keying set Active message instead of the Keying set element.</text:p>
      <text:p text:style-name="P64"><draw:frame draw:style-name="fr4" draw:name="Bild38" text:anchor-type="paragraph" svg:x="0.06cm" svg:y="0cm" svg:width="6.57cm" svg:height="1.109cm" draw:z-index="32"><draw:image xlink:href="Pictures/100002010000018400000042238F860384F44424.png" xlink:type="simple" xlink:show="embed" xlink:actuate="onLoad" loext:mime-type="image/png"/></draw:frame></text:p>
      <text:h text:style-name="P119" text:outline-level="2"/>
      <text:h text:style-name="P119" text:outline-level="2"><text:bookmark-start text:name="__RefHeading___Toc1772_1749843591"/>Header tools<text:bookmark-end text:name="__RefHeading___Toc1772_1749843591"/></text:h>
      <text:h text:style-name="Heading_20_3" text:outline-level="3"><draw:frame draw:style-name="fr3" draw:name="Bild39" text:anchor-type="paragraph" svg:y="0.527cm" svg:width="4.11cm" svg:height="1.709cm" draw:z-index="28"><draw:image xlink:href="Pictures/10000201000000F300000065197155395AFC3910.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8">Add a keying set to the selected object.</text:p>
      <text:h text:style-name="Heading_20_4" text:outline-level="4"><text:bookmark-start text:name="__RefHeading___Toc1778_1749843591"/>Keying Set Remove Selected<text:bookmark-end text:name="__RefHeading___Toc1778_1749843591"/></text:h>
      <text:p text:style-name="P38">Remove the keying set from the selected object.</text:p>
      <text:h text:style-name="Heading_20_4" text:outline-level="4"><text:bookmark-start text:name="__RefHeading___Toc1780_1749843591"/>Add Drivers to Selected<text:bookmark-end text:name="__RefHeading___Toc1780_1749843591"/></text:h>
      <text:p text:style-name="P38">Add a driver to the selected object.</text:p>
      <text:h text:style-name="Heading_20_4" text:outline-level="4"><text:bookmark-start text:name="__RefHeading___Toc1782_1749843591"/>Delete Drivers for Selected<text:bookmark-end text:name="__RefHeading___Toc1782_1749843591"/></text:h>
      <text:p text:style-name="P38">Delete a driver from the selected object.</text:p>
      <text:h text:style-name="Heading_20_3" text:outline-level="3"><text:bookmark-start text:name="__RefHeading___Toc7724_3221167308"/>Set Keying set<text:bookmark-end text:name="__RefHeading___Toc7724_3221167308"/></text:h>
      <text:p text:style-name="P42">Choose a keying set.</text:p>
      <text:h text:style-name="Heading_20_3" text:outline-level="3"><text:bookmark-start text:name="__RefHeading___Toc7726_3221167308"/>Add keyframe<text:bookmark-end text:name="__RefHeading___Toc7726_3221167308"/></text:h>
      <text:p text:style-name="P42">Adds a keyframe for the selected element.</text:p>
      <text:h text:style-name="Heading_20_3" text:outline-level="3"><text:bookmark-start text:name="__RefHeading___Toc7728_3221167308"/>Remove keyframe<text:bookmark-end text:name="__RefHeading___Toc7728_3221167308"/></text:h>
      <text:p text:style-name="P42">Removes the current keyframe from the selected element.</text:p>
      <text:p text:style-name="P42"/>
      <text:p text:style-name="P42"><text:soft-page-break/></text:p>
      <text:p text:style-name="P42"/>
      <table:table table:name="Tabelle9" table:style-name="Tabelle9">
        <table:table-column table:style-name="Tabelle9.A"/>
        <table:table-row table:style-name="TableLine2948723164832">
          <table:table-cell table:style-name="Tabelle9.A1" office:value-type="string">
            <text:h text:style-name="P114" text:outline-level="1"><text:bookmark-start text:name="__RefHeading___Toc1786_1749843591"/><text:span text:style-name="T11">Orphan </text:span>Mode<text:bookmark-end text:name="__RefHeading___Toc1786_1749843591"/></text:h>
          </table:table-cell>
        </table:table-row>
      </table:table>
      <text:p text:style-name="P12"/>
      <text:p text:style-name="P15"><draw:frame draw:style-name="fr2" draw:name="Bild40" text:anchor-type="paragraph" svg:width="6.01cm" svg:height="1.97cm" draw:z-index="29"><draw:image xlink:href="Pictures/10000201000001550000007089D1B8131F30BCCA.png" xlink:type="simple" xlink:show="embed" xlink:actuate="onLoad" loext: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P13"/>
      <text:p text:style-name="P13"><text:span text:style-name="T12">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P13"/>
      <text:h text:style-name="P128" text:outline-level="3"><text:bookmark-start text:name="__RefHeading___Toc2147_2200851745"/>Purge<text:bookmark-end text:name="__RefHeading___Toc2147_2200851745"/></text:h>
      <text:p text:style-name="P40">Normally you would need to save the blend file and reload it to get rid of the orphan data. <text:span text:style-name="T13">Purge</text:span> removes all orphan data from the blend file immediately. Note that this does not remove objects with a fake user associated.</text:p>
      <text:h text:style-name="P120" text:outline-level="2"><text:bookmark-start text:name="__RefHeading___Toc1788_1749843591"/><text:span text:style-name="T20">F</text:span><text:span text:style-name="T21">ilter</text:span><text:bookmark-end text:name="__RefHeading___Toc1788_1749843591"/></text:h>
      <text:p text:style-name="P36"><draw:frame draw:style-name="fr1" draw:name="Bild41" text:anchor-type="paragraph" svg:y="-0.067cm" svg:width="5.81cm" svg:height="7.4cm" draw:z-index="30"><draw:image xlink:href="Pictures/1000020100000157000001B5BED26DEB4F7B6999.png" xlink:type="simple" xlink:show="embed" xlink:actuate="onLoad" loext:mime-type="image/png"/></draw:frame>Enable a filter to display a specific data type. You can just filter by one data type at a time. The rest will be hidden.</text:p>
      <text:h text:style-name="P89" text:outline-level="4"><text:bookmark-start text:name="__RefHeading___Toc1724_3950129671"/>Filter ID Type<text:bookmark-end text:name="__RefHeading___Toc1724_3950129671"/></text:h>
      <text:p text:style-name="P36">The menu to choose the data type that should be displayed.</text:p>
      <text:p text:style-name="P36"/>
      <text:p text:style-name="P36"/>
      <text:p text:style-name="P36"/>
      <text:h text:style-name="P129" text:outline-level="3"/>
      <text:p text:style-name="P39"/>
      <text:h text:style-name="P121" text:outline-level="2"><draw:frame draw:style-name="fr1" draw:name="Bild43" text:anchor-type="paragraph" svg:y="0.323cm" svg:width="6.5cm" svg:height="1.85cm" draw:z-index="31"><draw:image xlink:href="Pictures/10000201000001800000006DED1484DFD36503CD.png" xlink:type="simple" xlink:show="embed" xlink:actuate="onLoad" loext:mime-type="image/png"/></draw:frame><text:bookmark-start text:name="__RefHeading___Toc1908_1982909425"/>Status column<text:bookmark-end text:name="__RefHeading___Toc1908_1982909425"/></text:h>
      <text:p text:style-name="P14"/>
      <text:p text:style-name="P16">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P14"/>
      <text:p text:style-name="P16">To remove the Fake User at an object click at the Power icon. It will turn into the X button then. And the object will be removed at saving.</text:p>
      <text:p text:style-name="P16"/>
      <text:p text:style-name="P16"/>
      <text:p text:style-name="P60"><text:soft-page-break/></text:p>
      <table:table table:name="Tabelle11" table:style-name="Tabelle11">
        <table:table-column table:style-name="Tabelle11.A"/>
        <table:table-row table:style-name="TableLine2948723162528">
          <table:table-cell table:style-name="Tabelle11.A1" office:value-type="string">
            <text:h text:style-name="P107" text:outline-level="1"><text:bookmark-start text:name="__RefHeading___Toc623_2213603838"/>Hotkey <text:span text:style-name="T27">only </text:span>functionality<text:bookmark-end text:name="__RefHeading___Toc623_2213603838"/></text:h>
          </table:table-cell>
        </table:table-row>
      </table:table>
      <text:p text:style-name="P62"/>
      <text:p text:style-name="P61">Important! These hotkeys works with the default Bforartists key map<text:span text:style-name="T28"> And they do not list the Ndof hotkeys. Ndof is a 3d connexion mouse device that is also used for tablets.</text:span></text:p>
      <text:p text:style-name="P62">Most of the tools <text:span text:style-name="T29">can be found</text:span> in the graphical UI. <text:span text:style-name="T30">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5">The navigation hotkeys and the context menus are excluded here since they are already covered.</text:p>
      <text:h text:style-name="Heading_20_2" text:outline-level="2"><text:bookmark-start text:name="__RefHeading___Toc41468_2781160866"/>Insert Keyframe<text:span text:style-name="T31"> - </text:span>I<text:bookmark-end text:name="__RefHeading___Toc41468_2781160866"/></text:h>
      <text:p text:style-name="P63">Insert a keyframe at current position. You need to have a keying set added to the object.</text:p>
      <text:h text:style-name="Heading_20_2" text:outline-level="2"><text:bookmark-start text:name="__RefHeading___Toc41470_2781160866"/>Delete Keying Set Keyfram<text:span text:style-name="T31">e - </text:span>Alt I<text:bookmark-end text:name="__RefHeading___Toc41470_2781160866"/></text:h>
      <text:p text:style-name="P63">Remove existing keyframes.</text:p>
      <text:h text:style-name="Heading_20_2" text:outline-level="2"><text:bookmark-start text:name="__RefHeading___Toc36490_1243114827"/>Hide - H<text:bookmark-end text:name="__RefHeading___Toc36490_1243114827"/></text:h>
      <text:p text:style-name="P66">Hides the object in the 3d view.</text:p>
      <text:h text:style-name="Heading_20_2" text:outline-level="2"><text:bookmark-start text:name="__RefHeading___Toc36492_1243114827"/>Unhide - Alt H<text:bookmark-end text:name="__RefHeading___Toc36492_1243114827"/></text:h>
      <text:p text:style-name="P66">Unhides all hidden objects in the 3d view.</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0H35M2S</meta:editing-duration>
    <meta:editing-cycles>70</meta:editing-cycles>
    <meta:generator>LibreOffice/6.4.7.2$Windows_X86_64 LibreOffice_project/639b8ac485750d5696d7590a72ef1b496725cfb5</meta:generator>
    <dc:date>2020-11-22T10:47:50.913000000</dc:date>
    <meta:document-statistic meta:table-count="12" meta:image-count="51" meta:object-count="0" meta:page-count="23" meta:paragraph-count="585" meta:word-count="4238" meta:character-count="23943" meta:non-whitespace-character-count="20283"/>
    <meta:template xlink:type="simple" xlink:actuate="onRequest" xlink:title="standard1cm" xlink:href="../../../../AppData/Roaming/LibreOffice/4/user/template/standard1cm.ott" meta:date="2016-03-29T10:10:53.874000000"/>
  </office:meta>
</office:document-meta>
</file>